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748in"/>
    </style:style>
    <style:style style:name="co3" style:family="table-column">
      <style:table-column-properties fo:break-before="auto" style:column-width="1.9835in"/>
    </style:style>
    <style:style style:name="co4" style:family="table-column">
      <style:table-column-properties fo:break-before="auto" style:column-width="9.478in"/>
    </style:style>
    <style:style style:name="co5" style:family="table-column">
      <style:table-column-properties fo:break-before="auto" style:column-width="3.552in"/>
    </style:style>
    <style:style style:name="co6" style:family="table-column">
      <style:table-column-properties fo:break-before="auto" style:column-width="0.2071in"/>
    </style:style>
    <style:style style:name="co7" style:family="table-column">
      <style:table-column-properties fo:break-before="auto" style:column-width="1.3756in"/>
    </style:style>
    <style:style style:name="co8" style:family="table-column">
      <style:table-column-properties fo:break-before="auto" style:column-width="0.5181in"/>
    </style:style>
    <style:style style:name="co9" style:family="table-column">
      <style:table-column-properties fo:break-before="auto" style:column-width="3.1193in"/>
    </style:style>
    <style:style style:name="co10" style:family="table-column">
      <style:table-column-properties fo:break-before="auto" style:column-width="1.7472in"/>
    </style:style>
    <style:style style:name="co15" style:family="table-column">
      <style:table-column-properties fo:break-before="auto" style:column-width="2.4366in"/>
    </style:style>
    <style:style style:name="co12" style:family="table-column">
      <style:table-column-properties fo:break-before="auto" style:column-width="3.4984in"/>
    </style:style>
    <style:style style:name="co16" style:family="table-column">
      <style:table-column-properties fo:break-before="auto" style:column-width="2.3264in"/>
    </style:style>
    <style:style style:name="co14" style:family="table-column">
      <style:table-column-properties fo:break-before="auto" style:column-width="1.5146in"/>
    </style:style>
    <style:style style:name="co17" style:family="table-column">
      <style:table-column-properties fo:break-before="auto" style:column-width="3.6665in"/>
    </style:style>
    <style:style style:name="co18" style:family="table-column">
      <style:table-column-properties fo:break-before="auto" style:column-width="1.0217in"/>
    </style:style>
    <style:style style:name="ro1" style:family="table-row">
      <style:table-row-properties style:row-height="0.2071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2516in" fo:break-before="auto" style:use-optimal-row-height="true"/>
    </style:style>
    <style:style style:name="ro6" style:family="table-row">
      <style:table-row-properties style:row-height="0.3728in" fo:break-before="auto" style:use-optimal-row-height="false"/>
    </style:style>
    <style:style style:name="ro7" style:family="table-row">
      <style:table-row-properties style:row-height="0.352in" fo:break-before="auto" style:use-optimal-row-height="false"/>
    </style:style>
    <style:style style:name="ro8" style:family="table-row">
      <style:table-row-properties style:row-height="0.3937in" fo:break-before="auto" style:use-optimal-row-height="false"/>
    </style:style>
    <style:style style:name="ro9" style:family="table-row">
      <style:table-row-properties style:row-height="0.4043in" fo:break-before="auto" style:use-optimal-row-height="false"/>
    </style:style>
    <style:style style:name="ro10" style:family="table-row">
      <style:table-row-properties style:row-height="0.4661in" fo:break-before="auto" style:use-optimal-row-height="false"/>
    </style:style>
    <style:style style:name="ro11" style:family="table-row">
      <style:table-row-properties style:row-height="0.3417in" fo:break-before="auto" style:use-optimal-row-height="false"/>
    </style:style>
    <style:style style:name="ro12" style:family="table-row">
      <style:table-row-properties style:row-height="0.2681in" fo:break-before="auto" style:use-optimal-row-height="true"/>
    </style:style>
    <style:style style:name="ro13" style:family="table-row">
      <style:table-row-properties style:row-height="0.310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ff0000" style:text-position=""/>
    </style:style>
    <style:style style:name="ce2" style:family="table-cell" style:parent-style-name="Default">
      <style:table-cell-properties fo:wrap-option="wrap"/>
      <style:text-properties fo:color="#ff0000" style:text-outline="false" style:text-line-through-styl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text-position="" fo:font-size="15pt" style:font-size-asian="15pt" style:font-size-complex="15pt"/>
    </style:style>
    <style:style style:name="ce4" style:family="table-cell" style:parent-style-name="Default">
      <style:text-properties fo:font-size="16pt" style:font-size-asian="16pt" style:font-size-complex="16p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row table:style-name="ro1">
          <table:table-cell/>
          <table:table-cell office:value-type="string">
            <text:p>update <text:s/>CLB_REQUEST_INFO set Area='</text:p>
          </table:table-cell>
          <table:table-cell office:value-type="string">
            <text:p>北京市</text:p>
          </table:table-cell>
          <table:table-cell office:value-type="string">
            <text:p>' <text:s/>where Area like '%</text:p>
          </table:table-cell>
          <table:table-cell office:value-type="string">
            <text:p>北京</text:p>
          </table:table-cell>
          <table:table-cell office:value-type="string">
            <text:p>%';</text:p>
          </table:table-cell>
          <table:table-cell table:formula="of:=CONCATENATE([.B1];[.C1];[.D1];[.E1];[.F1])" office:value-type="string" office:string-value="update  CLB_REQUEST_INFO set Area='北京市'  where Area like '%北京%';">
            <text:p>update <text:s/>CLB_REQUEST_INFO set Area='北京市' <text:s/>where Area like '%北京%';</text:p>
          </table:table-cell>
        </table:table-row>
        <table:table-row table:style-name="ro1">
          <table:table-cell/>
          <table:table-cell office:value-type="string">
            <text:p>update <text:s/>CLB_REQUEST_INFO set Area='</text:p>
          </table:table-cell>
          <table:table-cell office:value-type="string">
            <text:p>天津市</text:p>
          </table:table-cell>
          <table:table-cell office:value-type="string">
            <text:p>' <text:s/>where Area like '%</text:p>
          </table:table-cell>
          <table:table-cell office:value-type="string">
            <text:p>天津</text:p>
          </table:table-cell>
          <table:table-cell office:value-type="string">
            <text:p>%';</text:p>
          </table:table-cell>
          <table:table-cell table:formula="of:=CONCATENATE([.B2];[.C2];[.D2];[.E2];[.F2])" office:value-type="string" office:string-value="update  CLB_REQUEST_INFO set Area='天津市'  where Area like '%天津%';">
            <text:p>update <text:s/>CLB_REQUEST_INFO set Area='天津市' <text:s/>where Area like '%天津%';</text:p>
          </table:table-cell>
        </table:table-row>
        <table:table-row table:style-name="ro1">
          <table:table-cell/>
          <table:table-cell office:value-type="string">
            <text:p>update <text:s/>CLB_REQUEST_INFO set Area='</text:p>
          </table:table-cell>
          <table:table-cell office:value-type="string">
            <text:p>河北省</text:p>
          </table:table-cell>
          <table:table-cell office:value-type="string">
            <text:p>' <text:s/>where Area like '%</text:p>
          </table:table-cell>
          <table:table-cell office:value-type="string">
            <text:p>河北</text:p>
          </table:table-cell>
          <table:table-cell office:value-type="string">
            <text:p>%';</text:p>
          </table:table-cell>
          <table:table-cell table:formula="of:=CONCATENATE([.B3];[.C3];[.D3];[.E3];[.F3])" office:value-type="string" office:string-value="update  CLB_REQUEST_INFO set Area='河北省'  where Area like '%河北%';">
            <text:p>update <text:s/>CLB_REQUEST_INFO set Area='河北省' <text:s/>where Area like '%河北%';</text:p>
          </table:table-cell>
        </table:table-row>
        <table:table-row table:style-name="ro1">
          <table:table-cell/>
          <table:table-cell office:value-type="string">
            <text:p>update <text:s/>CLB_REQUEST_INFO set Area='</text:p>
          </table:table-cell>
          <table:table-cell office:value-type="string">
            <text:p>山西省</text:p>
          </table:table-cell>
          <table:table-cell office:value-type="string">
            <text:p>' <text:s/>where Area like '%</text:p>
          </table:table-cell>
          <table:table-cell office:value-type="string">
            <text:p>山西</text:p>
          </table:table-cell>
          <table:table-cell office:value-type="string">
            <text:p>%';</text:p>
          </table:table-cell>
          <table:table-cell table:formula="of:=CONCATENATE([.B4];[.C4];[.D4];[.E4];[.F4])" office:value-type="string" office:string-value="update  CLB_REQUEST_INFO set Area='山西省'  where Area like '%山西%';">
            <text:p>update <text:s/>CLB_REQUEST_INFO set Area='山西省' <text:s/>where Area like '%山西%';</text:p>
          </table:table-cell>
        </table:table-row>
        <table:table-row table:style-name="ro1">
          <table:table-cell/>
          <table:table-cell office:value-type="string">
            <text:p>update <text:s/>CLB_REQUEST_INFO set Area='</text:p>
          </table:table-cell>
          <table:table-cell office:value-type="string">
            <text:p>内蒙古自治区</text:p>
          </table:table-cell>
          <table:table-cell office:value-type="string">
            <text:p>' <text:s/>where Area like '%</text:p>
          </table:table-cell>
          <table:table-cell office:value-type="string">
            <text:p>内蒙</text:p>
          </table:table-cell>
          <table:table-cell office:value-type="string">
            <text:p>%';</text:p>
          </table:table-cell>
          <table:table-cell table:formula="of:=CONCATENATE([.B5];[.C5];[.D5];[.E5];[.F5])" office:value-type="string" office:string-value="update  CLB_REQUEST_INFO set Area='内蒙古自治区'  where Area like '%内蒙%';">
            <text:p>update <text:s/>CLB_REQUEST_INFO set Area='内蒙古自治区' <text:s/>where Area like '%内蒙%';</text:p>
          </table:table-cell>
        </table:table-row>
        <table:table-row table:style-name="ro1">
          <table:table-cell/>
          <table:table-cell office:value-type="string">
            <text:p>update <text:s/>CLB_REQUEST_INFO set Area='</text:p>
          </table:table-cell>
          <table:table-cell office:value-type="string">
            <text:p>辽宁省</text:p>
          </table:table-cell>
          <table:table-cell office:value-type="string">
            <text:p>' <text:s/>where Area like '%</text:p>
          </table:table-cell>
          <table:table-cell office:value-type="string">
            <text:p>辽宁</text:p>
          </table:table-cell>
          <table:table-cell office:value-type="string">
            <text:p>%';</text:p>
          </table:table-cell>
          <table:table-cell table:formula="of:=CONCATENATE([.B6];[.C6];[.D6];[.E6];[.F6])" office:value-type="string" office:string-value="update  CLB_REQUEST_INFO set Area='辽宁省'  where Area like '%辽宁%';">
            <text:p>update <text:s/>CLB_REQUEST_INFO set Area='辽宁省' <text:s/>where Area like '%辽宁%';</text:p>
          </table:table-cell>
        </table:table-row>
        <table:table-row table:style-name="ro1">
          <table:table-cell/>
          <table:table-cell office:value-type="string">
            <text:p>update <text:s/>CLB_REQUEST_INFO set Area='</text:p>
          </table:table-cell>
          <table:table-cell office:value-type="string">
            <text:p>吉林省</text:p>
          </table:table-cell>
          <table:table-cell office:value-type="string">
            <text:p>' <text:s/>where Area like '%</text:p>
          </table:table-cell>
          <table:table-cell office:value-type="string">
            <text:p>吉林省</text:p>
          </table:table-cell>
          <table:table-cell office:value-type="string">
            <text:p>%';</text:p>
          </table:table-cell>
          <table:table-cell table:formula="of:=CONCATENATE([.B7];[.C7];[.D7];[.E7];[.F7])" office:value-type="string" office:string-value="update  CLB_REQUEST_INFO set Area='吉林省'  where Area like '%吉林省%';">
            <text:p>update <text:s/>CLB_REQUEST_INFO set Area='吉林省' <text:s/>where Area like '%吉林省%';</text:p>
          </table:table-cell>
        </table:table-row>
        <table:table-row table:style-name="ro1">
          <table:table-cell/>
          <table:table-cell office:value-type="string">
            <text:p>update <text:s/>CLB_REQUEST_INFO set Area='</text:p>
          </table:table-cell>
          <table:table-cell office:value-type="string">
            <text:p>黑龙江省</text:p>
          </table:table-cell>
          <table:table-cell office:value-type="string">
            <text:p>' <text:s/>where Area like '%</text:p>
          </table:table-cell>
          <table:table-cell office:value-type="string">
            <text:p>黑龙江</text:p>
          </table:table-cell>
          <table:table-cell office:value-type="string">
            <text:p>%';</text:p>
          </table:table-cell>
          <table:table-cell table:formula="of:=CONCATENATE([.B8];[.C8];[.D8];[.E8];[.F8])" office:value-type="string" office:string-value="update  CLB_REQUEST_INFO set Area='黑龙江省'  where Area like '%黑龙江%';">
            <text:p>update <text:s/>CLB_REQUEST_INFO set Area='黑龙江省' <text:s/>where Area like '%黑龙江%';</text:p>
          </table:table-cell>
        </table:table-row>
        <table:table-row table:style-name="ro1">
          <table:table-cell/>
          <table:table-cell office:value-type="string">
            <text:p>update <text:s/>CLB_REQUEST_INFO set Area='</text:p>
          </table:table-cell>
          <table:table-cell office:value-type="string">
            <text:p>上海市</text:p>
          </table:table-cell>
          <table:table-cell office:value-type="string">
            <text:p>' <text:s/>where Area like '%</text:p>
          </table:table-cell>
          <table:table-cell office:value-type="string">
            <text:p>上海</text:p>
          </table:table-cell>
          <table:table-cell office:value-type="string">
            <text:p>%';</text:p>
          </table:table-cell>
          <table:table-cell table:formula="of:=CONCATENATE([.B9];[.C9];[.D9];[.E9];[.F9])" office:value-type="string" office:string-value="update  CLB_REQUEST_INFO set Area='上海市'  where Area like '%上海%';">
            <text:p>update <text:s/>CLB_REQUEST_INFO set Area='上海市' <text:s/>where Area like '%上海%';</text:p>
          </table:table-cell>
        </table:table-row>
        <table:table-row table:style-name="ro1">
          <table:table-cell/>
          <table:table-cell office:value-type="string">
            <text:p>update <text:s/>CLB_REQUEST_INFO set Area='</text:p>
          </table:table-cell>
          <table:table-cell office:value-type="string">
            <text:p>江苏省</text:p>
          </table:table-cell>
          <table:table-cell office:value-type="string">
            <text:p>' <text:s/>where Area like '%</text:p>
          </table:table-cell>
          <table:table-cell office:value-type="string">
            <text:p>江苏</text:p>
          </table:table-cell>
          <table:table-cell office:value-type="string">
            <text:p>%';</text:p>
          </table:table-cell>
          <table:table-cell table:formula="of:=CONCATENATE([.B10];[.C10];[.D10];[.E10];[.F10])" office:value-type="string" office:string-value="update  CLB_REQUEST_INFO set Area='江苏省'  where Area like '%江苏%';">
            <text:p>update <text:s/>CLB_REQUEST_INFO set Area='江苏省' <text:s/>where Area like '%江苏%';</text:p>
          </table:table-cell>
        </table:table-row>
        <table:table-row table:style-name="ro1">
          <table:table-cell/>
          <table:table-cell office:value-type="string">
            <text:p>update <text:s/>CLB_REQUEST_INFO set Area='</text:p>
          </table:table-cell>
          <table:table-cell office:value-type="string">
            <text:p>浙江省</text:p>
          </table:table-cell>
          <table:table-cell office:value-type="string">
            <text:p>' <text:s/>where Area like '%</text:p>
          </table:table-cell>
          <table:table-cell office:value-type="string">
            <text:p>浙江</text:p>
          </table:table-cell>
          <table:table-cell office:value-type="string">
            <text:p>%';</text:p>
          </table:table-cell>
          <table:table-cell table:formula="of:=CONCATENATE([.B11];[.C11];[.D11];[.E11];[.F11])" office:value-type="string" office:string-value="update  CLB_REQUEST_INFO set Area='浙江省'  where Area like '%浙江%';">
            <text:p>update <text:s/>CLB_REQUEST_INFO set Area='浙江省' <text:s/>where Area like '%浙江%';</text:p>
          </table:table-cell>
        </table:table-row>
        <table:table-row table:style-name="ro1">
          <table:table-cell/>
          <table:table-cell office:value-type="string">
            <text:p>update <text:s/>CLB_REQUEST_INFO set Area='</text:p>
          </table:table-cell>
          <table:table-cell office:value-type="string">
            <text:p>安徽省</text:p>
          </table:table-cell>
          <table:table-cell office:value-type="string">
            <text:p>' <text:s/>where Area like '%</text:p>
          </table:table-cell>
          <table:table-cell office:value-type="string">
            <text:p>安徽</text:p>
          </table:table-cell>
          <table:table-cell office:value-type="string">
            <text:p>%';</text:p>
          </table:table-cell>
          <table:table-cell table:formula="of:=CONCATENATE([.B12];[.C12];[.D12];[.E12];[.F12])" office:value-type="string" office:string-value="update  CLB_REQUEST_INFO set Area='安徽省'  where Area like '%安徽%';">
            <text:p>update <text:s/>CLB_REQUEST_INFO set Area='安徽省' <text:s/>where Area like '%安徽%';</text:p>
          </table:table-cell>
        </table:table-row>
        <table:table-row table:style-name="ro1">
          <table:table-cell/>
          <table:table-cell office:value-type="string">
            <text:p>update <text:s/>CLB_REQUEST_INFO set Area='</text:p>
          </table:table-cell>
          <table:table-cell office:value-type="string">
            <text:p>福建省</text:p>
          </table:table-cell>
          <table:table-cell office:value-type="string">
            <text:p>' <text:s/>where Area like '%</text:p>
          </table:table-cell>
          <table:table-cell office:value-type="string">
            <text:p>福建</text:p>
          </table:table-cell>
          <table:table-cell office:value-type="string">
            <text:p>%';</text:p>
          </table:table-cell>
          <table:table-cell table:formula="of:=CONCATENATE([.B13];[.C13];[.D13];[.E13];[.F13])" office:value-type="string" office:string-value="update  CLB_REQUEST_INFO set Area='福建省'  where Area like '%福建%';">
            <text:p>update <text:s/>CLB_REQUEST_INFO set Area='福建省' <text:s/>where Area like '%福建%';</text:p>
          </table:table-cell>
        </table:table-row>
        <table:table-row table:style-name="ro1">
          <table:table-cell/>
          <table:table-cell office:value-type="string">
            <text:p>update <text:s/>CLB_REQUEST_INFO set Area='</text:p>
          </table:table-cell>
          <table:table-cell office:value-type="string">
            <text:p>江西省</text:p>
          </table:table-cell>
          <table:table-cell office:value-type="string">
            <text:p>' <text:s/>where Area like '%</text:p>
          </table:table-cell>
          <table:table-cell office:value-type="string">
            <text:p>江西</text:p>
          </table:table-cell>
          <table:table-cell office:value-type="string">
            <text:p>%';</text:p>
          </table:table-cell>
          <table:table-cell table:formula="of:=CONCATENATE([.B14];[.C14];[.D14];[.E14];[.F14])" office:value-type="string" office:string-value="update  CLB_REQUEST_INFO set Area='江西省'  where Area like '%江西%';">
            <text:p>update <text:s/>CLB_REQUEST_INFO set Area='江西省' <text:s/>where Area like '%江西%';</text:p>
          </table:table-cell>
        </table:table-row>
        <table:table-row table:style-name="ro1">
          <table:table-cell/>
          <table:table-cell office:value-type="string">
            <text:p>update <text:s/>CLB_REQUEST_INFO set Area='</text:p>
          </table:table-cell>
          <table:table-cell office:value-type="string">
            <text:p>山东省</text:p>
          </table:table-cell>
          <table:table-cell office:value-type="string">
            <text:p>' <text:s/>where Area like '%</text:p>
          </table:table-cell>
          <table:table-cell office:value-type="string">
            <text:p>山东</text:p>
          </table:table-cell>
          <table:table-cell office:value-type="string">
            <text:p>%';</text:p>
          </table:table-cell>
          <table:table-cell table:formula="of:=CONCATENATE([.B15];[.C15];[.D15];[.E15];[.F15])" office:value-type="string" office:string-value="update  CLB_REQUEST_INFO set Area='山东省'  where Area like '%山东%';">
            <text:p>update <text:s/>CLB_REQUEST_INFO set Area='山东省' <text:s/>where Area like '%山东%';</text:p>
          </table:table-cell>
        </table:table-row>
        <table:table-row table:style-name="ro1">
          <table:table-cell/>
          <table:table-cell office:value-type="string">
            <text:p>update <text:s/>CLB_REQUEST_INFO set Area='</text:p>
          </table:table-cell>
          <table:table-cell office:value-type="string">
            <text:p>河南省</text:p>
          </table:table-cell>
          <table:table-cell office:value-type="string">
            <text:p>' <text:s/>where Area like '%</text:p>
          </table:table-cell>
          <table:table-cell office:value-type="string">
            <text:p>河南</text:p>
          </table:table-cell>
          <table:table-cell office:value-type="string">
            <text:p>%';</text:p>
          </table:table-cell>
          <table:table-cell table:formula="of:=CONCATENATE([.B16];[.C16];[.D16];[.E16];[.F16])" office:value-type="string" office:string-value="update  CLB_REQUEST_INFO set Area='河南省'  where Area like '%河南%';">
            <text:p>update <text:s/>CLB_REQUEST_INFO set Area='河南省' <text:s/>where Area like '%河南%';</text:p>
          </table:table-cell>
        </table:table-row>
        <table:table-row table:style-name="ro1">
          <table:table-cell/>
          <table:table-cell office:value-type="string">
            <text:p>update <text:s/>CLB_REQUEST_INFO set Area='</text:p>
          </table:table-cell>
          <table:table-cell office:value-type="string">
            <text:p>湖北省</text:p>
          </table:table-cell>
          <table:table-cell office:value-type="string">
            <text:p>' <text:s/>where Area like '%</text:p>
          </table:table-cell>
          <table:table-cell office:value-type="string">
            <text:p>湖北</text:p>
          </table:table-cell>
          <table:table-cell office:value-type="string">
            <text:p>%';</text:p>
          </table:table-cell>
          <table:table-cell table:formula="of:=CONCATENATE([.B17];[.C17];[.D17];[.E17];[.F17])" office:value-type="string" office:string-value="update  CLB_REQUEST_INFO set Area='湖北省'  where Area like '%湖北%';">
            <text:p>update <text:s/>CLB_REQUEST_INFO set Area='湖北省' <text:s/>where Area like '%湖北%';</text:p>
          </table:table-cell>
        </table:table-row>
        <table:table-row table:style-name="ro1">
          <table:table-cell/>
          <table:table-cell office:value-type="string">
            <text:p>update <text:s/>CLB_REQUEST_INFO set Area='</text:p>
          </table:table-cell>
          <table:table-cell office:value-type="string">
            <text:p>湖南省</text:p>
          </table:table-cell>
          <table:table-cell office:value-type="string">
            <text:p>' <text:s/>where Area like '%</text:p>
          </table:table-cell>
          <table:table-cell office:value-type="string">
            <text:p>湖南</text:p>
          </table:table-cell>
          <table:table-cell office:value-type="string">
            <text:p>%';</text:p>
          </table:table-cell>
          <table:table-cell table:formula="of:=CONCATENATE([.B18];[.C18];[.D18];[.E18];[.F18])" office:value-type="string" office:string-value="update  CLB_REQUEST_INFO set Area='湖南省'  where Area like '%湖南%';">
            <text:p>update <text:s/>CLB_REQUEST_INFO set Area='湖南省' <text:s/>where Area like '%湖南%';</text:p>
          </table:table-cell>
        </table:table-row>
        <table:table-row table:style-name="ro1">
          <table:table-cell/>
          <table:table-cell office:value-type="string">
            <text:p>update <text:s/>CLB_REQUEST_INFO set Area='</text:p>
          </table:table-cell>
          <table:table-cell office:value-type="string">
            <text:p>广东省</text:p>
          </table:table-cell>
          <table:table-cell office:value-type="string">
            <text:p>' <text:s/>where Area like '%</text:p>
          </table:table-cell>
          <table:table-cell office:value-type="string">
            <text:p>广东</text:p>
          </table:table-cell>
          <table:table-cell office:value-type="string">
            <text:p>%';</text:p>
          </table:table-cell>
          <table:table-cell table:formula="of:=CONCATENATE([.B19];[.C19];[.D19];[.E19];[.F19])" office:value-type="string" office:string-value="update  CLB_REQUEST_INFO set Area='广东省'  where Area like '%广东%';">
            <text:p>update <text:s/>CLB_REQUEST_INFO set Area='广东省' <text:s/>where Area like '%广东%';</text:p>
          </table:table-cell>
        </table:table-row>
        <table:table-row table:style-name="ro1">
          <table:table-cell/>
          <table:table-cell office:value-type="string">
            <text:p>update <text:s/>CLB_REQUEST_INFO set Area='</text:p>
          </table:table-cell>
          <table:table-cell office:value-type="string">
            <text:p>广西壮族自治区</text:p>
          </table:table-cell>
          <table:table-cell office:value-type="string">
            <text:p>' <text:s/>where Area like '%</text:p>
          </table:table-cell>
          <table:table-cell office:value-type="string">
            <text:p>广西</text:p>
          </table:table-cell>
          <table:table-cell office:value-type="string">
            <text:p>%';</text:p>
          </table:table-cell>
          <table:table-cell table:formula="of:=CONCATENATE([.B20];[.C20];[.D20];[.E20];[.F20])" office:value-type="string" office:string-value="update  CLB_REQUEST_INFO set Area='广西壮族自治区'  where Area like '%广西%';">
            <text:p>update <text:s/>CLB_REQUEST_INFO set Area='广西壮族自治区' <text:s/>where Area like '%广西%';</text:p>
          </table:table-cell>
        </table:table-row>
        <table:table-row table:style-name="ro1">
          <table:table-cell/>
          <table:table-cell office:value-type="string">
            <text:p>update <text:s/>CLB_REQUEST_INFO set Area='</text:p>
          </table:table-cell>
          <table:table-cell office:value-type="string">
            <text:p>海南省</text:p>
          </table:table-cell>
          <table:table-cell office:value-type="string">
            <text:p>' <text:s/>where Area like '%</text:p>
          </table:table-cell>
          <table:table-cell office:value-type="string">
            <text:p>海南</text:p>
          </table:table-cell>
          <table:table-cell office:value-type="string">
            <text:p>%';</text:p>
          </table:table-cell>
          <table:table-cell table:formula="of:=CONCATENATE([.B21];[.C21];[.D21];[.E21];[.F21])" office:value-type="string" office:string-value="update  CLB_REQUEST_INFO set Area='海南省'  where Area like '%海南%';">
            <text:p>update <text:s/>CLB_REQUEST_INFO set Area='海南省' <text:s/>where Area like '%海南%';</text:p>
          </table:table-cell>
        </table:table-row>
        <table:table-row table:style-name="ro1">
          <table:table-cell/>
          <table:table-cell office:value-type="string">
            <text:p>update <text:s/>CLB_REQUEST_INFO set Area='</text:p>
          </table:table-cell>
          <table:table-cell office:value-type="string">
            <text:p>重庆市</text:p>
          </table:table-cell>
          <table:table-cell office:value-type="string">
            <text:p>' <text:s/>where Area like '%</text:p>
          </table:table-cell>
          <table:table-cell office:value-type="string">
            <text:p>重庆</text:p>
          </table:table-cell>
          <table:table-cell office:value-type="string">
            <text:p>%';</text:p>
          </table:table-cell>
          <table:table-cell table:formula="of:=CONCATENATE([.B22];[.C22];[.D22];[.E22];[.F22])" office:value-type="string" office:string-value="update  CLB_REQUEST_INFO set Area='重庆市'  where Area like '%重庆%';">
            <text:p>update <text:s/>CLB_REQUEST_INFO set Area='重庆市' <text:s/>where Area like '%重庆%';</text:p>
          </table:table-cell>
        </table:table-row>
        <table:table-row table:style-name="ro1">
          <table:table-cell/>
          <table:table-cell office:value-type="string">
            <text:p>update <text:s/>CLB_REQUEST_INFO set Area='</text:p>
          </table:table-cell>
          <table:table-cell office:value-type="string">
            <text:p>四川省</text:p>
          </table:table-cell>
          <table:table-cell office:value-type="string">
            <text:p>' <text:s/>where Area like '%</text:p>
          </table:table-cell>
          <table:table-cell office:value-type="string">
            <text:p>四川</text:p>
          </table:table-cell>
          <table:table-cell office:value-type="string">
            <text:p>%';</text:p>
          </table:table-cell>
          <table:table-cell table:formula="of:=CONCATENATE([.B23];[.C23];[.D23];[.E23];[.F23])" office:value-type="string" office:string-value="update  CLB_REQUEST_INFO set Area='四川省'  where Area like '%四川%';">
            <text:p>update <text:s/>CLB_REQUEST_INFO set Area='四川省' <text:s/>where Area like '%四川%';</text:p>
          </table:table-cell>
        </table:table-row>
        <table:table-row table:style-name="ro1">
          <table:table-cell/>
          <table:table-cell office:value-type="string">
            <text:p>update <text:s/>CLB_REQUEST_INFO set Area='</text:p>
          </table:table-cell>
          <table:table-cell office:value-type="string">
            <text:p>贵州省</text:p>
          </table:table-cell>
          <table:table-cell office:value-type="string">
            <text:p>' <text:s/>where Area like '%</text:p>
          </table:table-cell>
          <table:table-cell office:value-type="string">
            <text:p>贵州</text:p>
          </table:table-cell>
          <table:table-cell office:value-type="string">
            <text:p>%';</text:p>
          </table:table-cell>
          <table:table-cell table:formula="of:=CONCATENATE([.B24];[.C24];[.D24];[.E24];[.F24])" office:value-type="string" office:string-value="update  CLB_REQUEST_INFO set Area='贵州省'  where Area like '%贵州%';">
            <text:p>update <text:s/>CLB_REQUEST_INFO set Area='贵州省' <text:s/>where Area like '%贵州%';</text:p>
          </table:table-cell>
        </table:table-row>
        <table:table-row table:style-name="ro1">
          <table:table-cell/>
          <table:table-cell office:value-type="string">
            <text:p>update <text:s/>CLB_REQUEST_INFO set Area='</text:p>
          </table:table-cell>
          <table:table-cell office:value-type="string">
            <text:p>云南省</text:p>
          </table:table-cell>
          <table:table-cell office:value-type="string">
            <text:p>' <text:s/>where Area like '%</text:p>
          </table:table-cell>
          <table:table-cell office:value-type="string">
            <text:p>云南</text:p>
          </table:table-cell>
          <table:table-cell office:value-type="string">
            <text:p>%';</text:p>
          </table:table-cell>
          <table:table-cell table:formula="of:=CONCATENATE([.B25];[.C25];[.D25];[.E25];[.F25])" office:value-type="string" office:string-value="update  CLB_REQUEST_INFO set Area='云南省'  where Area like '%云南%';">
            <text:p>update <text:s/>CLB_REQUEST_INFO set Area='云南省' <text:s/>where Area like '%云南%';</text:p>
          </table:table-cell>
        </table:table-row>
        <table:table-row table:style-name="ro1">
          <table:table-cell/>
          <table:table-cell office:value-type="string">
            <text:p>update <text:s/>CLB_REQUEST_INFO set Area='</text:p>
          </table:table-cell>
          <table:table-cell office:value-type="string">
            <text:p>西藏自治区</text:p>
          </table:table-cell>
          <table:table-cell office:value-type="string">
            <text:p>' <text:s/>where Area like '%</text:p>
          </table:table-cell>
          <table:table-cell office:value-type="string">
            <text:p>西藏</text:p>
          </table:table-cell>
          <table:table-cell office:value-type="string">
            <text:p>%';</text:p>
          </table:table-cell>
          <table:table-cell table:formula="of:=CONCATENATE([.B26];[.C26];[.D26];[.E26];[.F26])" office:value-type="string" office:string-value="update  CLB_REQUEST_INFO set Area='西藏自治区'  where Area like '%西藏%';">
            <text:p>update <text:s/>CLB_REQUEST_INFO set Area='西藏自治区' <text:s/>where Area like '%西藏%';</text:p>
          </table:table-cell>
        </table:table-row>
        <table:table-row table:style-name="ro1">
          <table:table-cell/>
          <table:table-cell office:value-type="string">
            <text:p>update <text:s/>CLB_REQUEST_INFO set Area='</text:p>
          </table:table-cell>
          <table:table-cell office:value-type="string">
            <text:p>陕西省</text:p>
          </table:table-cell>
          <table:table-cell office:value-type="string">
            <text:p>' <text:s/>where Area like '%</text:p>
          </table:table-cell>
          <table:table-cell office:value-type="string">
            <text:p>陕西</text:p>
          </table:table-cell>
          <table:table-cell office:value-type="string">
            <text:p>%';</text:p>
          </table:table-cell>
          <table:table-cell table:formula="of:=CONCATENATE([.B27];[.C27];[.D27];[.E27];[.F27])" office:value-type="string" office:string-value="update  CLB_REQUEST_INFO set Area='陕西省'  where Area like '%陕西%';">
            <text:p>update <text:s/>CLB_REQUEST_INFO set Area='陕西省' <text:s/>where Area like '%陕西%';</text:p>
          </table:table-cell>
        </table:table-row>
        <table:table-row table:style-name="ro1">
          <table:table-cell/>
          <table:table-cell office:value-type="string">
            <text:p>update <text:s/>CLB_REQUEST_INFO set Area='</text:p>
          </table:table-cell>
          <table:table-cell office:value-type="string">
            <text:p>甘肃省</text:p>
          </table:table-cell>
          <table:table-cell office:value-type="string">
            <text:p>' <text:s/>where Area like '%</text:p>
          </table:table-cell>
          <table:table-cell office:value-type="string">
            <text:p>甘肃</text:p>
          </table:table-cell>
          <table:table-cell office:value-type="string">
            <text:p>%';</text:p>
          </table:table-cell>
          <table:table-cell table:formula="of:=CONCATENATE([.B28];[.C28];[.D28];[.E28];[.F28])" office:value-type="string" office:string-value="update  CLB_REQUEST_INFO set Area='甘肃省'  where Area like '%甘肃%';">
            <text:p>update <text:s/>CLB_REQUEST_INFO set Area='甘肃省' <text:s/>where Area like '%甘肃%';</text:p>
          </table:table-cell>
        </table:table-row>
        <table:table-row table:style-name="ro1">
          <table:table-cell/>
          <table:table-cell office:value-type="string">
            <text:p>update <text:s/>CLB_REQUEST_INFO set Area='</text:p>
          </table:table-cell>
          <table:table-cell office:value-type="string">
            <text:p>青海省</text:p>
          </table:table-cell>
          <table:table-cell office:value-type="string">
            <text:p>' <text:s/>where Area like '%</text:p>
          </table:table-cell>
          <table:table-cell office:value-type="string">
            <text:p>青海省</text:p>
          </table:table-cell>
          <table:table-cell office:value-type="string">
            <text:p>%';</text:p>
          </table:table-cell>
          <table:table-cell table:formula="of:=CONCATENATE([.B29];[.C29];[.D29];[.E29];[.F29])" office:value-type="string" office:string-value="update  CLB_REQUEST_INFO set Area='青海省'  where Area like '%青海省%';">
            <text:p>update <text:s/>CLB_REQUEST_INFO set Area='青海省' <text:s/>where Area like '%青海省%';</text:p>
          </table:table-cell>
        </table:table-row>
        <table:table-row table:style-name="ro1">
          <table:table-cell/>
          <table:table-cell office:value-type="string">
            <text:p>update <text:s/>CLB_REQUEST_INFO set Area='</text:p>
          </table:table-cell>
          <table:table-cell office:value-type="string">
            <text:p>宁夏回族自治区</text:p>
          </table:table-cell>
          <table:table-cell office:value-type="string">
            <text:p>' <text:s/>where Area like '%</text:p>
          </table:table-cell>
          <table:table-cell office:value-type="string">
            <text:p>宁夏</text:p>
          </table:table-cell>
          <table:table-cell office:value-type="string">
            <text:p>%';</text:p>
          </table:table-cell>
          <table:table-cell table:formula="of:=CONCATENATE([.B30];[.C30];[.D30];[.E30];[.F30])" office:value-type="string" office:string-value="update  CLB_REQUEST_INFO set Area='宁夏回族自治区'  where Area like '%宁夏%';">
            <text:p>update <text:s/>CLB_REQUEST_INFO set Area='宁夏回族自治区' <text:s/>where Area like '%宁夏%';</text:p>
          </table:table-cell>
        </table:table-row>
        <table:table-row table:style-name="ro1">
          <table:table-cell/>
          <table:table-cell office:value-type="string">
            <text:p>update <text:s/>CLB_REQUEST_INFO set Area='</text:p>
          </table:table-cell>
          <table:table-cell office:value-type="string">
            <text:p>新疆维吾尔自治区</text:p>
          </table:table-cell>
          <table:table-cell office:value-type="string">
            <text:p>' <text:s/>where Area like '%</text:p>
          </table:table-cell>
          <table:table-cell office:value-type="string">
            <text:p>新疆</text:p>
          </table:table-cell>
          <table:table-cell office:value-type="string">
            <text:p>%';</text:p>
          </table:table-cell>
          <table:table-cell table:formula="of:=CONCATENATE([.B31];[.C31];[.D31];[.E31];[.F31])" office:value-type="string" office:string-value="update  CLB_REQUEST_INFO set Area='新疆维吾尔自治区'  where Area like '%新疆%';">
            <text:p>update <text:s/>CLB_REQUEST_INFO set Area='新疆维吾尔自治区' <text:s/>where Area like '%新疆%';</text:p>
          </table:table-cell>
        </table:table-row>
        <table:table-row table:style-name="ro1">
          <table:table-cell/>
          <table:table-cell office:value-type="string">
            <text:p>update <text:s/>CLB_REQUEST_INFO set Area='</text:p>
          </table:table-cell>
          <table:table-cell office:value-type="string">
            <text:p>台湾省</text:p>
          </table:table-cell>
          <table:table-cell office:value-type="string">
            <text:p>' <text:s/>where Area like '%</text:p>
          </table:table-cell>
          <table:table-cell office:value-type="string">
            <text:p>台湾</text:p>
          </table:table-cell>
          <table:table-cell office:value-type="string">
            <text:p>%';</text:p>
          </table:table-cell>
          <table:table-cell table:formula="of:=CONCATENATE([.B32];[.C32];[.D32];[.E32];[.F32])" office:value-type="string" office:string-value="update  CLB_REQUEST_INFO set Area='台湾省'  where Area like '%台湾%';">
            <text:p>update <text:s/>CLB_REQUEST_INFO set Area='台湾省' <text:s/>where Area like '%台湾%';</text:p>
          </table:table-cell>
        </table:table-row>
        <table:table-row table:style-name="ro1">
          <table:table-cell/>
          <table:table-cell office:value-type="string">
            <text:p>update <text:s/>CLB_REQUEST_INFO set Area='</text:p>
          </table:table-cell>
          <table:table-cell office:value-type="string">
            <text:p>香港特别行政区</text:p>
          </table:table-cell>
          <table:table-cell office:value-type="string">
            <text:p>' <text:s/>where Area like '%</text:p>
          </table:table-cell>
          <table:table-cell office:value-type="string">
            <text:p>香港</text:p>
          </table:table-cell>
          <table:table-cell office:value-type="string">
            <text:p>%';</text:p>
          </table:table-cell>
          <table:table-cell table:formula="of:=CONCATENATE([.B33];[.C33];[.D33];[.E33];[.F33])" office:value-type="string" office:string-value="update  CLB_REQUEST_INFO set Area='香港特别行政区'  where Area like '%香港%';">
            <text:p>update <text:s/>CLB_REQUEST_INFO set Area='香港特别行政区' <text:s/>where Area like '%香港%';</text:p>
          </table:table-cell>
        </table:table-row>
        <table:table-row table:style-name="ro1">
          <table:table-cell/>
          <table:table-cell office:value-type="string">
            <text:p>update <text:s/>CLB_REQUEST_INFO set Area='</text:p>
          </table:table-cell>
          <table:table-cell office:value-type="string">
            <text:p>澳门特别行政区</text:p>
          </table:table-cell>
          <table:table-cell office:value-type="string">
            <text:p>' <text:s/>where Area like '%</text:p>
          </table:table-cell>
          <table:table-cell office:value-type="string">
            <text:p>澳门</text:p>
          </table:table-cell>
          <table:table-cell office:value-type="string">
            <text:p>%';</text:p>
          </table:table-cell>
          <table:table-cell table:formula="of:=CONCATENATE([.B34];[.C34];[.D34];[.E34];[.F34])" office:value-type="string" office:string-value="update  CLB_REQUEST_INFO set Area='澳门特别行政区'  where Area like '%澳门%';">
            <text:p>update <text:s/>CLB_REQUEST_INFO set Area='澳门特别行政区' <text:s/>where Area like '%澳门%';</text:p>
          </table:table-cell>
        </table:table-row>
        <table:table-row table:style-name="ro2" table:number-rows-repeated="1048541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Sheet2" table:style-name="ta1"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3" table:default-cell-style-name="Default"/>
        <table:table-row table:style-name="ro1">
          <table:table-cell/>
          <table:table-cell office:value-type="string">
            <text:p>update <text:s/>CLB_SUPPLY_INFO set WorkArea=replace(WorkArea,'</text:p>
          </table:table-cell>
          <table:table-cell office:value-type="string">
            <text:p>北京</text:p>
          </table:table-cell>
          <table:table-cell office:value-type="string">
            <text:p>','</text:p>
          </table:table-cell>
          <table:table-cell office:value-type="string">
            <text:p>北京市</text:p>
          </table:table-cell>
          <table:table-cell office:value-type="string">
            <text:p>') <text:s/>where WorkArea like '%</text:p>
          </table:table-cell>
          <table:table-cell office:value-type="string">
            <text:p>北京</text:p>
          </table:table-cell>
          <table:table-cell office:value-type="string">
            <text:p>%';</text:p>
          </table:table-cell>
          <table:table-cell table:formula="of:=CONCATENATE([.B1]; [.C1]; [.D1]; [.E1]; [.F1]; [.G1];[.H1])" office:value-type="string" office:string-value="update  CLB_SUPPLY_INFO set WorkArea=replace(WorkArea,'北京','北京市')  where WorkArea like '%北京%';">
            <text:p>update <text:s/>CLB_SUPPLY_INFO set WorkArea=replace(WorkArea,'北京','北京市') <text:s/>where WorkArea like '%北京%';</text:p>
          </table:table-cell>
        </table:table-row>
        <table:table-row table:style-name="ro1">
          <table:table-cell/>
          <table:table-cell office:value-type="string">
            <text:p>update <text:s/>CLB_SUPPLY_INFO set WorkArea=replace(WorkArea,'</text:p>
          </table:table-cell>
          <table:table-cell office:value-type="string">
            <text:p>天津</text:p>
          </table:table-cell>
          <table:table-cell office:value-type="string">
            <text:p>','</text:p>
          </table:table-cell>
          <table:table-cell office:value-type="string">
            <text:p>天津市</text:p>
          </table:table-cell>
          <table:table-cell office:value-type="string">
            <text:p>') <text:s/>where WorkArea like '%</text:p>
          </table:table-cell>
          <table:table-cell office:value-type="string">
            <text:p>天津</text:p>
          </table:table-cell>
          <table:table-cell office:value-type="string">
            <text:p>%';</text:p>
          </table:table-cell>
          <table:table-cell table:formula="of:=CONCATENATE([.B2]; [.C2]; [.D2]; [.E2]; [.F2]; [.G2];[.H2])" office:value-type="string" office:string-value="update  CLB_SUPPLY_INFO set WorkArea=replace(WorkArea,'天津','天津市')  where WorkArea like '%天津%';">
            <text:p>update <text:s/>CLB_SUPPLY_INFO set WorkArea=replace(WorkArea,'天津','天津市') <text:s/>where WorkArea like '%天津%';</text:p>
          </table:table-cell>
        </table:table-row>
        <table:table-row table:style-name="ro1">
          <table:table-cell/>
          <table:table-cell office:value-type="string">
            <text:p>update <text:s/>CLB_SUPPLY_INFO set WorkArea=replace(WorkArea,'</text:p>
          </table:table-cell>
          <table:table-cell office:value-type="string">
            <text:p>河北</text:p>
          </table:table-cell>
          <table:table-cell office:value-type="string">
            <text:p>','</text:p>
          </table:table-cell>
          <table:table-cell office:value-type="string">
            <text:p>河北省</text:p>
          </table:table-cell>
          <table:table-cell office:value-type="string">
            <text:p>') <text:s/>where WorkArea like '%</text:p>
          </table:table-cell>
          <table:table-cell office:value-type="string">
            <text:p>河北</text:p>
          </table:table-cell>
          <table:table-cell office:value-type="string">
            <text:p>%';</text:p>
          </table:table-cell>
          <table:table-cell table:formula="of:=CONCATENATE([.B3]; [.C3]; [.D3]; [.E3]; [.F3]; [.G3];[.H3])" office:value-type="string" office:string-value="update  CLB_SUPPLY_INFO set WorkArea=replace(WorkArea,'河北','河北省')  where WorkArea like '%河北%';">
            <text:p>update <text:s/>CLB_SUPPLY_INFO set WorkArea=replace(WorkArea,'河北','河北省') <text:s/>where WorkArea like '%河北%';</text:p>
          </table:table-cell>
        </table:table-row>
        <table:table-row table:style-name="ro1">
          <table:table-cell/>
          <table:table-cell office:value-type="string">
            <text:p>update <text:s/>CLB_SUPPLY_INFO set WorkArea=replace(WorkArea,'</text:p>
          </table:table-cell>
          <table:table-cell office:value-type="string">
            <text:p>山西</text:p>
          </table:table-cell>
          <table:table-cell office:value-type="string">
            <text:p>','</text:p>
          </table:table-cell>
          <table:table-cell office:value-type="string">
            <text:p>山西省</text:p>
          </table:table-cell>
          <table:table-cell office:value-type="string">
            <text:p>') <text:s/>where WorkArea like '%</text:p>
          </table:table-cell>
          <table:table-cell office:value-type="string">
            <text:p>山西</text:p>
          </table:table-cell>
          <table:table-cell office:value-type="string">
            <text:p>%';</text:p>
          </table:table-cell>
          <table:table-cell table:formula="of:=CONCATENATE([.B4]; [.C4]; [.D4]; [.E4]; [.F4]; [.G4];[.H4])" office:value-type="string" office:string-value="update  CLB_SUPPLY_INFO set WorkArea=replace(WorkArea,'山西','山西省')  where WorkArea like '%山西%';">
            <text:p>update <text:s/>CLB_SUPPLY_INFO set WorkArea=replace(WorkArea,'山西','山西省') <text:s/>where WorkArea like '%山西%';</text:p>
          </table:table-cell>
        </table:table-row>
        <table:table-row table:style-name="ro1">
          <table:table-cell/>
          <table:table-cell office:value-type="string">
            <text:p>update <text:s/>CLB_SUPPLY_INFO set WorkArea=replace(WorkArea,'</text:p>
          </table:table-cell>
          <table:table-cell office:value-type="string">
            <text:p>内蒙</text:p>
          </table:table-cell>
          <table:table-cell office:value-type="string">
            <text:p>','</text:p>
          </table:table-cell>
          <table:table-cell office:value-type="string">
            <text:p>内蒙古自治区</text:p>
          </table:table-cell>
          <table:table-cell office:value-type="string">
            <text:p>') <text:s/>where WorkArea like '%</text:p>
          </table:table-cell>
          <table:table-cell office:value-type="string">
            <text:p>内蒙</text:p>
          </table:table-cell>
          <table:table-cell office:value-type="string">
            <text:p>%';</text:p>
          </table:table-cell>
          <table:table-cell table:formula="of:=CONCATENATE([.B5]; [.C5]; [.D5]; [.E5]; [.F5]; [.G5];[.H5])" office:value-type="string" office:string-value="update  CLB_SUPPLY_INFO set WorkArea=replace(WorkArea,'内蒙','内蒙古自治区')  where WorkArea like '%内蒙%';">
            <text:p>update <text:s/>CLB_SUPPLY_INFO set WorkArea=replace(WorkArea,'内蒙','内蒙古自治区') <text:s/>where WorkArea like '%内蒙%';</text:p>
          </table:table-cell>
        </table:table-row>
        <table:table-row table:style-name="ro1">
          <table:table-cell/>
          <table:table-cell office:value-type="string">
            <text:p>update <text:s/>CLB_SUPPLY_INFO set WorkArea=replace(WorkArea,'</text:p>
          </table:table-cell>
          <table:table-cell office:value-type="string">
            <text:p>辽宁</text:p>
          </table:table-cell>
          <table:table-cell office:value-type="string">
            <text:p>','</text:p>
          </table:table-cell>
          <table:table-cell office:value-type="string">
            <text:p>辽宁省</text:p>
          </table:table-cell>
          <table:table-cell office:value-type="string">
            <text:p>') <text:s/>where WorkArea like '%</text:p>
          </table:table-cell>
          <table:table-cell office:value-type="string">
            <text:p>辽宁</text:p>
          </table:table-cell>
          <table:table-cell office:value-type="string">
            <text:p>%';</text:p>
          </table:table-cell>
          <table:table-cell table:formula="of:=CONCATENATE([.B6]; [.C6]; [.D6]; [.E6]; [.F6]; [.G6];[.H6])" office:value-type="string" office:string-value="update  CLB_SUPPLY_INFO set WorkArea=replace(WorkArea,'辽宁','辽宁省')  where WorkArea like '%辽宁%';">
            <text:p>update <text:s/>CLB_SUPPLY_INFO set WorkArea=replace(WorkArea,'辽宁','辽宁省') <text:s/>where WorkArea like '%辽宁%';</text:p>
          </table:table-cell>
        </table:table-row>
        <table:table-row table:style-name="ro1">
          <table:table-cell/>
          <table:table-cell office:value-type="string">
            <text:p>update <text:s/>CLB_SUPPLY_INFO set WorkArea=replace(WorkArea,'</text:p>
          </table:table-cell>
          <table:table-cell office:value-type="string">
            <text:p>吉林省</text:p>
          </table:table-cell>
          <table:table-cell office:value-type="string">
            <text:p>','</text:p>
          </table:table-cell>
          <table:table-cell office:value-type="string">
            <text:p>吉林省</text:p>
          </table:table-cell>
          <table:table-cell office:value-type="string">
            <text:p>') <text:s/>where WorkArea like '%</text:p>
          </table:table-cell>
          <table:table-cell office:value-type="string">
            <text:p>吉林省</text:p>
          </table:table-cell>
          <table:table-cell office:value-type="string">
            <text:p>%';</text:p>
          </table:table-cell>
          <table:table-cell table:formula="of:=CONCATENATE([.B7]; [.C7]; [.D7]; [.E7]; [.F7]; [.G7];[.H7])" office:value-type="string" office:string-value="update  CLB_SUPPLY_INFO set WorkArea=replace(WorkArea,'吉林省','吉林省')  where WorkArea like '%吉林省%';">
            <text:p>update <text:s/>CLB_SUPPLY_INFO set WorkArea=replace(WorkArea,'吉林省','吉林省') <text:s/>where WorkArea like '%吉林省%';</text:p>
          </table:table-cell>
        </table:table-row>
        <table:table-row table:style-name="ro1">
          <table:table-cell/>
          <table:table-cell office:value-type="string">
            <text:p>update <text:s/>CLB_SUPPLY_INFO set WorkArea=replace(WorkArea,'</text:p>
          </table:table-cell>
          <table:table-cell office:value-type="string">
            <text:p>黑龙江</text:p>
          </table:table-cell>
          <table:table-cell office:value-type="string">
            <text:p>','</text:p>
          </table:table-cell>
          <table:table-cell office:value-type="string">
            <text:p>黑龙江省</text:p>
          </table:table-cell>
          <table:table-cell office:value-type="string">
            <text:p>') <text:s/>where WorkArea like '%</text:p>
          </table:table-cell>
          <table:table-cell office:value-type="string">
            <text:p>黑龙江</text:p>
          </table:table-cell>
          <table:table-cell office:value-type="string">
            <text:p>%';</text:p>
          </table:table-cell>
          <table:table-cell table:formula="of:=CONCATENATE([.B8]; [.C8]; [.D8]; [.E8]; [.F8]; [.G8];[.H8])" office:value-type="string" office:string-value="update  CLB_SUPPLY_INFO set WorkArea=replace(WorkArea,'黑龙江','黑龙江省')  where WorkArea like '%黑龙江%';">
            <text:p>update <text:s/>CLB_SUPPLY_INFO set WorkArea=replace(WorkArea,'黑龙江','黑龙江省') <text:s/>where WorkArea like '%黑龙江%';</text:p>
          </table:table-cell>
        </table:table-row>
        <table:table-row table:style-name="ro1">
          <table:table-cell/>
          <table:table-cell office:value-type="string">
            <text:p>update <text:s/>CLB_SUPPLY_INFO set WorkArea=replace(WorkArea,'</text:p>
          </table:table-cell>
          <table:table-cell office:value-type="string">
            <text:p>上海</text:p>
          </table:table-cell>
          <table:table-cell office:value-type="string">
            <text:p>','</text:p>
          </table:table-cell>
          <table:table-cell office:value-type="string">
            <text:p>上海市</text:p>
          </table:table-cell>
          <table:table-cell office:value-type="string">
            <text:p>') <text:s/>where WorkArea like '%</text:p>
          </table:table-cell>
          <table:table-cell office:value-type="string">
            <text:p>上海</text:p>
          </table:table-cell>
          <table:table-cell office:value-type="string">
            <text:p>%';</text:p>
          </table:table-cell>
          <table:table-cell table:formula="of:=CONCATENATE([.B9]; [.C9]; [.D9]; [.E9]; [.F9]; [.G9];[.H9])" office:value-type="string" office:string-value="update  CLB_SUPPLY_INFO set WorkArea=replace(WorkArea,'上海','上海市')  where WorkArea like '%上海%';">
            <text:p>update <text:s/>CLB_SUPPLY_INFO set WorkArea=replace(WorkArea,'上海','上海市') <text:s/>where WorkArea like '%上海%';</text:p>
          </table:table-cell>
        </table:table-row>
        <table:table-row table:style-name="ro1">
          <table:table-cell/>
          <table:table-cell office:value-type="string">
            <text:p>update <text:s/>CLB_SUPPLY_INFO set WorkArea=replace(WorkArea,'</text:p>
          </table:table-cell>
          <table:table-cell office:value-type="string">
            <text:p>江苏</text:p>
          </table:table-cell>
          <table:table-cell office:value-type="string">
            <text:p>','</text:p>
          </table:table-cell>
          <table:table-cell office:value-type="string">
            <text:p>江苏省</text:p>
          </table:table-cell>
          <table:table-cell office:value-type="string">
            <text:p>') <text:s/>where WorkArea like '%</text:p>
          </table:table-cell>
          <table:table-cell office:value-type="string">
            <text:p>江苏</text:p>
          </table:table-cell>
          <table:table-cell office:value-type="string">
            <text:p>%';</text:p>
          </table:table-cell>
          <table:table-cell table:formula="of:=CONCATENATE([.B10]; [.C10]; [.D10]; [.E10]; [.F10]; [.G10];[.H10])" office:value-type="string" office:string-value="update  CLB_SUPPLY_INFO set WorkArea=replace(WorkArea,'江苏','江苏省')  where WorkArea like '%江苏%';">
            <text:p>update <text:s/>CLB_SUPPLY_INFO set WorkArea=replace(WorkArea,'江苏','江苏省') <text:s/>where WorkArea like '%江苏%';</text:p>
          </table:table-cell>
        </table:table-row>
        <table:table-row table:style-name="ro1">
          <table:table-cell/>
          <table:table-cell office:value-type="string">
            <text:p>update <text:s/>CLB_SUPPLY_INFO set WorkArea=replace(WorkArea,'</text:p>
          </table:table-cell>
          <table:table-cell office:value-type="string">
            <text:p>浙江</text:p>
          </table:table-cell>
          <table:table-cell office:value-type="string">
            <text:p>','</text:p>
          </table:table-cell>
          <table:table-cell office:value-type="string">
            <text:p>浙江省</text:p>
          </table:table-cell>
          <table:table-cell office:value-type="string">
            <text:p>') <text:s/>where WorkArea like '%</text:p>
          </table:table-cell>
          <table:table-cell office:value-type="string">
            <text:p>浙江</text:p>
          </table:table-cell>
          <table:table-cell office:value-type="string">
            <text:p>%';</text:p>
          </table:table-cell>
          <table:table-cell table:formula="of:=CONCATENATE([.B11]; [.C11]; [.D11]; [.E11]; [.F11]; [.G11];[.H11])" office:value-type="string" office:string-value="update  CLB_SUPPLY_INFO set WorkArea=replace(WorkArea,'浙江','浙江省')  where WorkArea like '%浙江%';">
            <text:p>update <text:s/>CLB_SUPPLY_INFO set WorkArea=replace(WorkArea,'浙江','浙江省') <text:s/>where WorkArea like '%浙江%';</text:p>
          </table:table-cell>
        </table:table-row>
        <table:table-row table:style-name="ro1">
          <table:table-cell/>
          <table:table-cell office:value-type="string">
            <text:p>update <text:s/>CLB_SUPPLY_INFO set WorkArea=replace(WorkArea,'</text:p>
          </table:table-cell>
          <table:table-cell office:value-type="string">
            <text:p>安徽</text:p>
          </table:table-cell>
          <table:table-cell office:value-type="string">
            <text:p>','</text:p>
          </table:table-cell>
          <table:table-cell office:value-type="string">
            <text:p>安徽省</text:p>
          </table:table-cell>
          <table:table-cell office:value-type="string">
            <text:p>') <text:s/>where WorkArea like '%</text:p>
          </table:table-cell>
          <table:table-cell office:value-type="string">
            <text:p>安徽</text:p>
          </table:table-cell>
          <table:table-cell office:value-type="string">
            <text:p>%';</text:p>
          </table:table-cell>
          <table:table-cell table:formula="of:=CONCATENATE([.B12]; [.C12]; [.D12]; [.E12]; [.F12]; [.G12];[.H12])" office:value-type="string" office:string-value="update  CLB_SUPPLY_INFO set WorkArea=replace(WorkArea,'安徽','安徽省')  where WorkArea like '%安徽%';">
            <text:p>update <text:s/>CLB_SUPPLY_INFO set WorkArea=replace(WorkArea,'安徽','安徽省') <text:s/>where WorkArea like '%安徽%';</text:p>
          </table:table-cell>
        </table:table-row>
        <table:table-row table:style-name="ro1">
          <table:table-cell/>
          <table:table-cell office:value-type="string">
            <text:p>update <text:s/>CLB_SUPPLY_INFO set WorkArea=replace(WorkArea,'</text:p>
          </table:table-cell>
          <table:table-cell office:value-type="string">
            <text:p>福建</text:p>
          </table:table-cell>
          <table:table-cell office:value-type="string">
            <text:p>','</text:p>
          </table:table-cell>
          <table:table-cell office:value-type="string">
            <text:p>福建省</text:p>
          </table:table-cell>
          <table:table-cell office:value-type="string">
            <text:p>') <text:s/>where WorkArea like '%</text:p>
          </table:table-cell>
          <table:table-cell office:value-type="string">
            <text:p>福建</text:p>
          </table:table-cell>
          <table:table-cell office:value-type="string">
            <text:p>%';</text:p>
          </table:table-cell>
          <table:table-cell table:formula="of:=CONCATENATE([.B13]; [.C13]; [.D13]; [.E13]; [.F13]; [.G13];[.H13])" office:value-type="string" office:string-value="update  CLB_SUPPLY_INFO set WorkArea=replace(WorkArea,'福建','福建省')  where WorkArea like '%福建%';">
            <text:p>update <text:s/>CLB_SUPPLY_INFO set WorkArea=replace(WorkArea,'福建','福建省') <text:s/>where WorkArea like '%福建%';</text:p>
          </table:table-cell>
        </table:table-row>
        <table:table-row table:style-name="ro1">
          <table:table-cell/>
          <table:table-cell office:value-type="string">
            <text:p>update <text:s/>CLB_SUPPLY_INFO set WorkArea=replace(WorkArea,'</text:p>
          </table:table-cell>
          <table:table-cell office:value-type="string">
            <text:p>江西</text:p>
          </table:table-cell>
          <table:table-cell office:value-type="string">
            <text:p>','</text:p>
          </table:table-cell>
          <table:table-cell office:value-type="string">
            <text:p>江西省</text:p>
          </table:table-cell>
          <table:table-cell office:value-type="string">
            <text:p>') <text:s/>where WorkArea like '%</text:p>
          </table:table-cell>
          <table:table-cell office:value-type="string">
            <text:p>江西</text:p>
          </table:table-cell>
          <table:table-cell office:value-type="string">
            <text:p>%';</text:p>
          </table:table-cell>
          <table:table-cell table:formula="of:=CONCATENATE([.B14]; [.C14]; [.D14]; [.E14]; [.F14]; [.G14];[.H14])" office:value-type="string" office:string-value="update  CLB_SUPPLY_INFO set WorkArea=replace(WorkArea,'江西','江西省')  where WorkArea like '%江西%';">
            <text:p>update <text:s/>CLB_SUPPLY_INFO set WorkArea=replace(WorkArea,'江西','江西省') <text:s/>where WorkArea like '%江西%';</text:p>
          </table:table-cell>
        </table:table-row>
        <table:table-row table:style-name="ro1">
          <table:table-cell/>
          <table:table-cell office:value-type="string">
            <text:p>update <text:s/>CLB_SUPPLY_INFO set WorkArea=replace(WorkArea,'</text:p>
          </table:table-cell>
          <table:table-cell office:value-type="string">
            <text:p>山东</text:p>
          </table:table-cell>
          <table:table-cell office:value-type="string">
            <text:p>','</text:p>
          </table:table-cell>
          <table:table-cell office:value-type="string">
            <text:p>山东省</text:p>
          </table:table-cell>
          <table:table-cell office:value-type="string">
            <text:p>') <text:s/>where WorkArea like '%</text:p>
          </table:table-cell>
          <table:table-cell office:value-type="string">
            <text:p>山东</text:p>
          </table:table-cell>
          <table:table-cell office:value-type="string">
            <text:p>%';</text:p>
          </table:table-cell>
          <table:table-cell table:formula="of:=CONCATENATE([.B15]; [.C15]; [.D15]; [.E15]; [.F15]; [.G15];[.H15])" office:value-type="string" office:string-value="update  CLB_SUPPLY_INFO set WorkArea=replace(WorkArea,'山东','山东省')  where WorkArea like '%山东%';">
            <text:p>update <text:s/>CLB_SUPPLY_INFO set WorkArea=replace(WorkArea,'山东','山东省') <text:s/>where WorkArea like '%山东%';</text:p>
          </table:table-cell>
        </table:table-row>
        <table:table-row table:style-name="ro1">
          <table:table-cell/>
          <table:table-cell office:value-type="string">
            <text:p>update <text:s/>CLB_SUPPLY_INFO set WorkArea=replace(WorkArea,'</text:p>
          </table:table-cell>
          <table:table-cell office:value-type="string">
            <text:p>河南</text:p>
          </table:table-cell>
          <table:table-cell office:value-type="string">
            <text:p>','</text:p>
          </table:table-cell>
          <table:table-cell office:value-type="string">
            <text:p>河南省</text:p>
          </table:table-cell>
          <table:table-cell office:value-type="string">
            <text:p>') <text:s/>where WorkArea like '%</text:p>
          </table:table-cell>
          <table:table-cell office:value-type="string">
            <text:p>河南</text:p>
          </table:table-cell>
          <table:table-cell office:value-type="string">
            <text:p>%';</text:p>
          </table:table-cell>
          <table:table-cell table:formula="of:=CONCATENATE([.B16]; [.C16]; [.D16]; [.E16]; [.F16]; [.G16];[.H16])" office:value-type="string" office:string-value="update  CLB_SUPPLY_INFO set WorkArea=replace(WorkArea,'河南','河南省')  where WorkArea like '%河南%';">
            <text:p>update <text:s/>CLB_SUPPLY_INFO set WorkArea=replace(WorkArea,'河南','河南省') <text:s/>where WorkArea like '%河南%';</text:p>
          </table:table-cell>
        </table:table-row>
        <table:table-row table:style-name="ro1">
          <table:table-cell/>
          <table:table-cell office:value-type="string">
            <text:p>update <text:s/>CLB_SUPPLY_INFO set WorkArea=replace(WorkArea,'</text:p>
          </table:table-cell>
          <table:table-cell office:value-type="string">
            <text:p>湖北</text:p>
          </table:table-cell>
          <table:table-cell office:value-type="string">
            <text:p>','</text:p>
          </table:table-cell>
          <table:table-cell office:value-type="string">
            <text:p>湖北省</text:p>
          </table:table-cell>
          <table:table-cell office:value-type="string">
            <text:p>') <text:s/>where WorkArea like '%</text:p>
          </table:table-cell>
          <table:table-cell office:value-type="string">
            <text:p>湖北</text:p>
          </table:table-cell>
          <table:table-cell office:value-type="string">
            <text:p>%';</text:p>
          </table:table-cell>
          <table:table-cell table:formula="of:=CONCATENATE([.B17]; [.C17]; [.D17]; [.E17]; [.F17]; [.G17];[.H17])" office:value-type="string" office:string-value="update  CLB_SUPPLY_INFO set WorkArea=replace(WorkArea,'湖北','湖北省')  where WorkArea like '%湖北%';">
            <text:p>update <text:s/>CLB_SUPPLY_INFO set WorkArea=replace(WorkArea,'湖北','湖北省') <text:s/>where WorkArea like '%湖北%';</text:p>
          </table:table-cell>
        </table:table-row>
        <table:table-row table:style-name="ro1">
          <table:table-cell/>
          <table:table-cell office:value-type="string">
            <text:p>update <text:s/>CLB_SUPPLY_INFO set WorkArea=replace(WorkArea,'</text:p>
          </table:table-cell>
          <table:table-cell office:value-type="string">
            <text:p>湖南</text:p>
          </table:table-cell>
          <table:table-cell office:value-type="string">
            <text:p>','</text:p>
          </table:table-cell>
          <table:table-cell office:value-type="string">
            <text:p>湖南省</text:p>
          </table:table-cell>
          <table:table-cell office:value-type="string">
            <text:p>') <text:s/>where WorkArea like '%</text:p>
          </table:table-cell>
          <table:table-cell office:value-type="string">
            <text:p>湖南</text:p>
          </table:table-cell>
          <table:table-cell office:value-type="string">
            <text:p>%';</text:p>
          </table:table-cell>
          <table:table-cell table:formula="of:=CONCATENATE([.B18]; [.C18]; [.D18]; [.E18]; [.F18]; [.G18];[.H18])" office:value-type="string" office:string-value="update  CLB_SUPPLY_INFO set WorkArea=replace(WorkArea,'湖南','湖南省')  where WorkArea like '%湖南%';">
            <text:p>update <text:s/>CLB_SUPPLY_INFO set WorkArea=replace(WorkArea,'湖南','湖南省') <text:s/>where WorkArea like '%湖南%';</text:p>
          </table:table-cell>
        </table:table-row>
        <table:table-row table:style-name="ro1">
          <table:table-cell/>
          <table:table-cell office:value-type="string">
            <text:p>update <text:s/>CLB_SUPPLY_INFO set WorkArea=replace(WorkArea,'</text:p>
          </table:table-cell>
          <table:table-cell office:value-type="string">
            <text:p>广东</text:p>
          </table:table-cell>
          <table:table-cell office:value-type="string">
            <text:p>','</text:p>
          </table:table-cell>
          <table:table-cell office:value-type="string">
            <text:p>广东省</text:p>
          </table:table-cell>
          <table:table-cell office:value-type="string">
            <text:p>') <text:s/>where WorkArea like '%</text:p>
          </table:table-cell>
          <table:table-cell office:value-type="string">
            <text:p>广东</text:p>
          </table:table-cell>
          <table:table-cell office:value-type="string">
            <text:p>%';</text:p>
          </table:table-cell>
          <table:table-cell table:formula="of:=CONCATENATE([.B19]; [.C19]; [.D19]; [.E19]; [.F19]; [.G19];[.H19])" office:value-type="string" office:string-value="update  CLB_SUPPLY_INFO set WorkArea=replace(WorkArea,'广东','广东省')  where WorkArea like '%广东%';">
            <text:p>update <text:s/>CLB_SUPPLY_INFO set WorkArea=replace(WorkArea,'广东','广东省') <text:s/>where WorkArea like '%广东%';</text:p>
          </table:table-cell>
        </table:table-row>
        <table:table-row table:style-name="ro1">
          <table:table-cell/>
          <table:table-cell office:value-type="string">
            <text:p>update <text:s/>CLB_SUPPLY_INFO set WorkArea=replace(WorkArea,'</text:p>
          </table:table-cell>
          <table:table-cell office:value-type="string">
            <text:p>广西</text:p>
          </table:table-cell>
          <table:table-cell office:value-type="string">
            <text:p>','</text:p>
          </table:table-cell>
          <table:table-cell office:value-type="string">
            <text:p>广西壮族自治区</text:p>
          </table:table-cell>
          <table:table-cell office:value-type="string">
            <text:p>') <text:s/>where WorkArea like '%</text:p>
          </table:table-cell>
          <table:table-cell office:value-type="string">
            <text:p>广西</text:p>
          </table:table-cell>
          <table:table-cell office:value-type="string">
            <text:p>%';</text:p>
          </table:table-cell>
          <table:table-cell table:formula="of:=CONCATENATE([.B20]; [.C20]; [.D20]; [.E20]; [.F20]; [.G20];[.H20])" office:value-type="string" office:string-value="update  CLB_SUPPLY_INFO set WorkArea=replace(WorkArea,'广西','广西壮族自治区')  where WorkArea like '%广西%';">
            <text:p>update <text:s/>CLB_SUPPLY_INFO set WorkArea=replace(WorkArea,'广西','广西壮族自治区') <text:s/>where WorkArea like '%广西%';</text:p>
          </table:table-cell>
        </table:table-row>
        <table:table-row table:style-name="ro1">
          <table:table-cell/>
          <table:table-cell office:value-type="string">
            <text:p>update <text:s/>CLB_SUPPLY_INFO set WorkArea=replace(WorkArea,'</text:p>
          </table:table-cell>
          <table:table-cell office:value-type="string">
            <text:p>海南</text:p>
          </table:table-cell>
          <table:table-cell office:value-type="string">
            <text:p>','</text:p>
          </table:table-cell>
          <table:table-cell office:value-type="string">
            <text:p>海南省</text:p>
          </table:table-cell>
          <table:table-cell office:value-type="string">
            <text:p>') <text:s/>where WorkArea like '%</text:p>
          </table:table-cell>
          <table:table-cell office:value-type="string">
            <text:p>海南</text:p>
          </table:table-cell>
          <table:table-cell office:value-type="string">
            <text:p>%';</text:p>
          </table:table-cell>
          <table:table-cell table:formula="of:=CONCATENATE([.B21]; [.C21]; [.D21]; [.E21]; [.F21]; [.G21];[.H21])" office:value-type="string" office:string-value="update  CLB_SUPPLY_INFO set WorkArea=replace(WorkArea,'海南','海南省')  where WorkArea like '%海南%';">
            <text:p>update <text:s/>CLB_SUPPLY_INFO set WorkArea=replace(WorkArea,'海南','海南省') <text:s/>where WorkArea like '%海南%';</text:p>
          </table:table-cell>
        </table:table-row>
        <table:table-row table:style-name="ro1">
          <table:table-cell/>
          <table:table-cell office:value-type="string">
            <text:p>update <text:s/>CLB_SUPPLY_INFO set WorkArea=replace(WorkArea,'</text:p>
          </table:table-cell>
          <table:table-cell office:value-type="string">
            <text:p>重庆</text:p>
          </table:table-cell>
          <table:table-cell office:value-type="string">
            <text:p>','</text:p>
          </table:table-cell>
          <table:table-cell office:value-type="string">
            <text:p>重庆市</text:p>
          </table:table-cell>
          <table:table-cell office:value-type="string">
            <text:p>') <text:s/>where WorkArea like '%</text:p>
          </table:table-cell>
          <table:table-cell office:value-type="string">
            <text:p>重庆</text:p>
          </table:table-cell>
          <table:table-cell office:value-type="string">
            <text:p>%';</text:p>
          </table:table-cell>
          <table:table-cell table:formula="of:=CONCATENATE([.B22]; [.C22]; [.D22]; [.E22]; [.F22]; [.G22];[.H22])" office:value-type="string" office:string-value="update  CLB_SUPPLY_INFO set WorkArea=replace(WorkArea,'重庆','重庆市')  where WorkArea like '%重庆%';">
            <text:p>update <text:s/>CLB_SUPPLY_INFO set WorkArea=replace(WorkArea,'重庆','重庆市') <text:s/>where WorkArea like '%重庆%';</text:p>
          </table:table-cell>
        </table:table-row>
        <table:table-row table:style-name="ro1">
          <table:table-cell/>
          <table:table-cell office:value-type="string">
            <text:p>update <text:s/>CLB_SUPPLY_INFO set WorkArea=replace(WorkArea,'</text:p>
          </table:table-cell>
          <table:table-cell office:value-type="string">
            <text:p>四川</text:p>
          </table:table-cell>
          <table:table-cell office:value-type="string">
            <text:p>','</text:p>
          </table:table-cell>
          <table:table-cell office:value-type="string">
            <text:p>四川省</text:p>
          </table:table-cell>
          <table:table-cell office:value-type="string">
            <text:p>') <text:s/>where WorkArea like '%</text:p>
          </table:table-cell>
          <table:table-cell office:value-type="string">
            <text:p>四川</text:p>
          </table:table-cell>
          <table:table-cell office:value-type="string">
            <text:p>%';</text:p>
          </table:table-cell>
          <table:table-cell table:formula="of:=CONCATENATE([.B23]; [.C23]; [.D23]; [.E23]; [.F23]; [.G23];[.H23])" office:value-type="string" office:string-value="update  CLB_SUPPLY_INFO set WorkArea=replace(WorkArea,'四川','四川省')  where WorkArea like '%四川%';">
            <text:p>update <text:s/>CLB_SUPPLY_INFO set WorkArea=replace(WorkArea,'四川','四川省') <text:s/>where WorkArea like '%四川%';</text:p>
          </table:table-cell>
        </table:table-row>
        <table:table-row table:style-name="ro1">
          <table:table-cell/>
          <table:table-cell office:value-type="string">
            <text:p>update <text:s/>CLB_SUPPLY_INFO set WorkArea=replace(WorkArea,'</text:p>
          </table:table-cell>
          <table:table-cell office:value-type="string">
            <text:p>贵州</text:p>
          </table:table-cell>
          <table:table-cell office:value-type="string">
            <text:p>','</text:p>
          </table:table-cell>
          <table:table-cell office:value-type="string">
            <text:p>贵州省</text:p>
          </table:table-cell>
          <table:table-cell office:value-type="string">
            <text:p>') <text:s/>where WorkArea like '%</text:p>
          </table:table-cell>
          <table:table-cell office:value-type="string">
            <text:p>贵州</text:p>
          </table:table-cell>
          <table:table-cell office:value-type="string">
            <text:p>%';</text:p>
          </table:table-cell>
          <table:table-cell table:formula="of:=CONCATENATE([.B24]; [.C24]; [.D24]; [.E24]; [.F24]; [.G24];[.H24])" office:value-type="string" office:string-value="update  CLB_SUPPLY_INFO set WorkArea=replace(WorkArea,'贵州','贵州省')  where WorkArea like '%贵州%';">
            <text:p>update <text:s/>CLB_SUPPLY_INFO set WorkArea=replace(WorkArea,'贵州','贵州省') <text:s/>where WorkArea like '%贵州%';</text:p>
          </table:table-cell>
        </table:table-row>
        <table:table-row table:style-name="ro1">
          <table:table-cell/>
          <table:table-cell office:value-type="string">
            <text:p>update <text:s/>CLB_SUPPLY_INFO set WorkArea=replace(WorkArea,'</text:p>
          </table:table-cell>
          <table:table-cell office:value-type="string">
            <text:p>云南</text:p>
          </table:table-cell>
          <table:table-cell office:value-type="string">
            <text:p>','</text:p>
          </table:table-cell>
          <table:table-cell office:value-type="string">
            <text:p>云南省</text:p>
          </table:table-cell>
          <table:table-cell office:value-type="string">
            <text:p>') <text:s/>where WorkArea like '%</text:p>
          </table:table-cell>
          <table:table-cell office:value-type="string">
            <text:p>云南</text:p>
          </table:table-cell>
          <table:table-cell office:value-type="string">
            <text:p>%';</text:p>
          </table:table-cell>
          <table:table-cell table:formula="of:=CONCATENATE([.B25]; [.C25]; [.D25]; [.E25]; [.F25]; [.G25];[.H25])" office:value-type="string" office:string-value="update  CLB_SUPPLY_INFO set WorkArea=replace(WorkArea,'云南','云南省')  where WorkArea like '%云南%';">
            <text:p>update <text:s/>CLB_SUPPLY_INFO set WorkArea=replace(WorkArea,'云南','云南省') <text:s/>where WorkArea like '%云南%';</text:p>
          </table:table-cell>
        </table:table-row>
        <table:table-row table:style-name="ro1">
          <table:table-cell/>
          <table:table-cell office:value-type="string">
            <text:p>update <text:s/>CLB_SUPPLY_INFO set WorkArea=replace(WorkArea,'</text:p>
          </table:table-cell>
          <table:table-cell office:value-type="string">
            <text:p>西藏</text:p>
          </table:table-cell>
          <table:table-cell office:value-type="string">
            <text:p>','</text:p>
          </table:table-cell>
          <table:table-cell office:value-type="string">
            <text:p>西藏自治区</text:p>
          </table:table-cell>
          <table:table-cell office:value-type="string">
            <text:p>') <text:s/>where WorkArea like '%</text:p>
          </table:table-cell>
          <table:table-cell office:value-type="string">
            <text:p>西藏</text:p>
          </table:table-cell>
          <table:table-cell office:value-type="string">
            <text:p>%';</text:p>
          </table:table-cell>
          <table:table-cell table:formula="of:=CONCATENATE([.B26]; [.C26]; [.D26]; [.E26]; [.F26]; [.G26];[.H26])" office:value-type="string" office:string-value="update  CLB_SUPPLY_INFO set WorkArea=replace(WorkArea,'西藏','西藏自治区')  where WorkArea like '%西藏%';">
            <text:p>update <text:s/>CLB_SUPPLY_INFO set WorkArea=replace(WorkArea,'西藏','西藏自治区') <text:s/>where WorkArea like '%西藏%';</text:p>
          </table:table-cell>
        </table:table-row>
        <table:table-row table:style-name="ro1">
          <table:table-cell/>
          <table:table-cell office:value-type="string">
            <text:p>update <text:s/>CLB_SUPPLY_INFO set WorkArea=replace(WorkArea,'</text:p>
          </table:table-cell>
          <table:table-cell office:value-type="string">
            <text:p>陕西</text:p>
          </table:table-cell>
          <table:table-cell office:value-type="string">
            <text:p>','</text:p>
          </table:table-cell>
          <table:table-cell office:value-type="string">
            <text:p>陕西省</text:p>
          </table:table-cell>
          <table:table-cell office:value-type="string">
            <text:p>') <text:s/>where WorkArea like '%</text:p>
          </table:table-cell>
          <table:table-cell office:value-type="string">
            <text:p>陕西</text:p>
          </table:table-cell>
          <table:table-cell office:value-type="string">
            <text:p>%';</text:p>
          </table:table-cell>
          <table:table-cell table:formula="of:=CONCATENATE([.B27]; [.C27]; [.D27]; [.E27]; [.F27]; [.G27];[.H27])" office:value-type="string" office:string-value="update  CLB_SUPPLY_INFO set WorkArea=replace(WorkArea,'陕西','陕西省')  where WorkArea like '%陕西%';">
            <text:p>update <text:s/>CLB_SUPPLY_INFO set WorkArea=replace(WorkArea,'陕西','陕西省') <text:s/>where WorkArea like '%陕西%';</text:p>
          </table:table-cell>
        </table:table-row>
        <table:table-row table:style-name="ro1">
          <table:table-cell/>
          <table:table-cell office:value-type="string">
            <text:p>update <text:s/>CLB_SUPPLY_INFO set WorkArea=replace(WorkArea,'</text:p>
          </table:table-cell>
          <table:table-cell office:value-type="string">
            <text:p>甘肃</text:p>
          </table:table-cell>
          <table:table-cell office:value-type="string">
            <text:p>','</text:p>
          </table:table-cell>
          <table:table-cell office:value-type="string">
            <text:p>甘肃省</text:p>
          </table:table-cell>
          <table:table-cell office:value-type="string">
            <text:p>') <text:s/>where WorkArea like '%</text:p>
          </table:table-cell>
          <table:table-cell office:value-type="string">
            <text:p>甘肃</text:p>
          </table:table-cell>
          <table:table-cell office:value-type="string">
            <text:p>%';</text:p>
          </table:table-cell>
          <table:table-cell table:formula="of:=CONCATENATE([.B28]; [.C28]; [.D28]; [.E28]; [.F28]; [.G28];[.H28])" office:value-type="string" office:string-value="update  CLB_SUPPLY_INFO set WorkArea=replace(WorkArea,'甘肃','甘肃省')  where WorkArea like '%甘肃%';">
            <text:p>update <text:s/>CLB_SUPPLY_INFO set WorkArea=replace(WorkArea,'甘肃','甘肃省') <text:s/>where WorkArea like '%甘肃%';</text:p>
          </table:table-cell>
        </table:table-row>
        <table:table-row table:style-name="ro1">
          <table:table-cell/>
          <table:table-cell office:value-type="string">
            <text:p>update <text:s/>CLB_SUPPLY_INFO set WorkArea=replace(WorkArea,'</text:p>
          </table:table-cell>
          <table:table-cell office:value-type="string">
            <text:p>青海省</text:p>
          </table:table-cell>
          <table:table-cell office:value-type="string">
            <text:p>','</text:p>
          </table:table-cell>
          <table:table-cell office:value-type="string">
            <text:p>青海省</text:p>
          </table:table-cell>
          <table:table-cell office:value-type="string">
            <text:p>') <text:s/>where WorkArea like '%</text:p>
          </table:table-cell>
          <table:table-cell office:value-type="string">
            <text:p>青海省</text:p>
          </table:table-cell>
          <table:table-cell office:value-type="string">
            <text:p>%';</text:p>
          </table:table-cell>
          <table:table-cell table:formula="of:=CONCATENATE([.B29]; [.C29]; [.D29]; [.E29]; [.F29]; [.G29];[.H29])" office:value-type="string" office:string-value="update  CLB_SUPPLY_INFO set WorkArea=replace(WorkArea,'青海省','青海省')  where WorkArea like '%青海省%';">
            <text:p>update <text:s/>CLB_SUPPLY_INFO set WorkArea=replace(WorkArea,'青海省','青海省') <text:s/>where WorkArea like '%青海省%';</text:p>
          </table:table-cell>
        </table:table-row>
        <table:table-row table:style-name="ro1">
          <table:table-cell/>
          <table:table-cell office:value-type="string">
            <text:p>update <text:s/>CLB_SUPPLY_INFO set WorkArea=replace(WorkArea,'</text:p>
          </table:table-cell>
          <table:table-cell office:value-type="string">
            <text:p>宁夏</text:p>
          </table:table-cell>
          <table:table-cell office:value-type="string">
            <text:p>','</text:p>
          </table:table-cell>
          <table:table-cell office:value-type="string">
            <text:p>宁夏回族自治区</text:p>
          </table:table-cell>
          <table:table-cell office:value-type="string">
            <text:p>') <text:s/>where WorkArea like '%</text:p>
          </table:table-cell>
          <table:table-cell office:value-type="string">
            <text:p>宁夏</text:p>
          </table:table-cell>
          <table:table-cell office:value-type="string">
            <text:p>%';</text:p>
          </table:table-cell>
          <table:table-cell table:formula="of:=CONCATENATE([.B30]; [.C30]; [.D30]; [.E30]; [.F30]; [.G30];[.H30])" office:value-type="string" office:string-value="update  CLB_SUPPLY_INFO set WorkArea=replace(WorkArea,'宁夏','宁夏回族自治区')  where WorkArea like '%宁夏%';">
            <text:p>update <text:s/>CLB_SUPPLY_INFO set WorkArea=replace(WorkArea,'宁夏','宁夏回族自治区') <text:s/>where WorkArea like '%宁夏%';</text:p>
          </table:table-cell>
        </table:table-row>
        <table:table-row table:style-name="ro1">
          <table:table-cell/>
          <table:table-cell office:value-type="string">
            <text:p>update <text:s/>CLB_SUPPLY_INFO set WorkArea=replace(WorkArea,'</text:p>
          </table:table-cell>
          <table:table-cell office:value-type="string">
            <text:p>新疆</text:p>
          </table:table-cell>
          <table:table-cell office:value-type="string">
            <text:p>','</text:p>
          </table:table-cell>
          <table:table-cell office:value-type="string">
            <text:p>新疆维吾尔自治区</text:p>
          </table:table-cell>
          <table:table-cell office:value-type="string">
            <text:p>') <text:s/>where WorkArea like '%</text:p>
          </table:table-cell>
          <table:table-cell office:value-type="string">
            <text:p>新疆</text:p>
          </table:table-cell>
          <table:table-cell office:value-type="string">
            <text:p>%';</text:p>
          </table:table-cell>
          <table:table-cell table:formula="of:=CONCATENATE([.B31]; [.C31]; [.D31]; [.E31]; [.F31]; [.G31];[.H31])" office:value-type="string" office:string-value="update  CLB_SUPPLY_INFO set WorkArea=replace(WorkArea,'新疆','新疆维吾尔自治区')  where WorkArea like '%新疆%';">
            <text:p>update <text:s/>CLB_SUPPLY_INFO set WorkArea=replace(WorkArea,'新疆','新疆维吾尔自治区') <text:s/>where WorkArea like '%新疆%';</text:p>
          </table:table-cell>
        </table:table-row>
        <table:table-row table:style-name="ro1">
          <table:table-cell/>
          <table:table-cell office:value-type="string">
            <text:p>update <text:s/>CLB_SUPPLY_INFO set WorkArea=replace(WorkArea,'</text:p>
          </table:table-cell>
          <table:table-cell office:value-type="string">
            <text:p>台湾</text:p>
          </table:table-cell>
          <table:table-cell office:value-type="string">
            <text:p>','</text:p>
          </table:table-cell>
          <table:table-cell office:value-type="string">
            <text:p>台湾省</text:p>
          </table:table-cell>
          <table:table-cell office:value-type="string">
            <text:p>') <text:s/>where WorkArea like '%</text:p>
          </table:table-cell>
          <table:table-cell office:value-type="string">
            <text:p>台湾</text:p>
          </table:table-cell>
          <table:table-cell office:value-type="string">
            <text:p>%';</text:p>
          </table:table-cell>
          <table:table-cell table:formula="of:=CONCATENATE([.B32]; [.C32]; [.D32]; [.E32]; [.F32]; [.G32];[.H32])" office:value-type="string" office:string-value="update  CLB_SUPPLY_INFO set WorkArea=replace(WorkArea,'台湾','台湾省')  where WorkArea like '%台湾%';">
            <text:p>update <text:s/>CLB_SUPPLY_INFO set WorkArea=replace(WorkArea,'台湾','台湾省') <text:s/>where WorkArea like '%台湾%';</text:p>
          </table:table-cell>
        </table:table-row>
        <table:table-row table:style-name="ro1">
          <table:table-cell/>
          <table:table-cell office:value-type="string">
            <text:p>update <text:s/>CLB_SUPPLY_INFO set WorkArea=replace(WorkArea,'</text:p>
          </table:table-cell>
          <table:table-cell office:value-type="string">
            <text:p>香港</text:p>
          </table:table-cell>
          <table:table-cell office:value-type="string">
            <text:p>','</text:p>
          </table:table-cell>
          <table:table-cell office:value-type="string">
            <text:p>香港特别行政区</text:p>
          </table:table-cell>
          <table:table-cell office:value-type="string">
            <text:p>') <text:s/>where WorkArea like '%</text:p>
          </table:table-cell>
          <table:table-cell office:value-type="string">
            <text:p>香港</text:p>
          </table:table-cell>
          <table:table-cell office:value-type="string">
            <text:p>%';</text:p>
          </table:table-cell>
          <table:table-cell table:formula="of:=CONCATENATE([.B33]; [.C33]; [.D33]; [.E33]; [.F33]; [.G33];[.H33])" office:value-type="string" office:string-value="update  CLB_SUPPLY_INFO set WorkArea=replace(WorkArea,'香港','香港特别行政区')  where WorkArea like '%香港%';">
            <text:p>update <text:s/>CLB_SUPPLY_INFO set WorkArea=replace(WorkArea,'香港','香港特别行政区') <text:s/>where WorkArea like '%香港%';</text:p>
          </table:table-cell>
        </table:table-row>
        <table:table-row table:style-name="ro1">
          <table:table-cell/>
          <table:table-cell office:value-type="string">
            <text:p>update <text:s/>CLB_SUPPLY_INFO set WorkArea=replace(WorkArea,'</text:p>
          </table:table-cell>
          <table:table-cell office:value-type="string">
            <text:p>澳门</text:p>
          </table:table-cell>
          <table:table-cell office:value-type="string">
            <text:p>','</text:p>
          </table:table-cell>
          <table:table-cell office:value-type="string">
            <text:p>澳门特别行政区</text:p>
          </table:table-cell>
          <table:table-cell office:value-type="string">
            <text:p>') <text:s/>where WorkArea like '%</text:p>
          </table:table-cell>
          <table:table-cell office:value-type="string">
            <text:p>澳门</text:p>
          </table:table-cell>
          <table:table-cell office:value-type="string">
            <text:p>%';</text:p>
          </table:table-cell>
          <table:table-cell table:formula="of:=CONCATENATE([.B34]; [.C34]; [.D34]; [.E34]; [.F34]; [.G34];[.H34])" office:value-type="string" office:string-value="update  CLB_SUPPLY_INFO set WorkArea=replace(WorkArea,'澳门','澳门特别行政区')  where WorkArea like '%澳门%';">
            <text:p>update <text:s/>CLB_SUPPLY_INFO set WorkArea=replace(WorkArea,'澳门','澳门特别行政区') <text:s/>where WorkArea like '%澳门%';</text:p>
          </table:table-cell>
        </table:table-row>
        <table:table-row table:style-name="ro2" table:number-rows-repeated="1048541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Sheet3" table:style-name="ta1">
        <table:table-column table:style-name="co1" table:number-columns-repeated="3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row table:style-name="ro1">
          <table:table-cell table:number-columns-repeated="3"/>
          <table:table-cell table:style-name="ce1" office:value-type="string">
            <text:p>1. <text:s/>企业经营环境设定</text:p>
          </table:table-cell>
          <table:table-cell table:style-name="ce1" office:value-type="string">
            <text:p>非财务指标</text:p>
          </table:table-cell>
          <table:table-cell table:style-name="ce1" office:value-type="string">
            <text:p>所有参数。（分类）</text:p>
          </table:table-cell>
        </table:table-row>
        <table:table-row table:style-name="ro1">
          <table:table-cell table:number-columns-repeated="3"/>
          <table:table-cell table:style-name="ce1" office:value-type="float" office:value="2">
            <text:p>2</text:p>
          </table:table-cell>
          <table:table-cell table:style-name="ce1" office:value-type="string">
            <text:p>财务指标</text:p>
          </table:table-cell>
          <table:table-cell table:style-name="ce1" office:value-type="string">
            <text:p>行业，地区...</text:p>
          </table:table-cell>
        </table:table-row>
        <table:table-row table:style-name="ro2">
          <table:table-cell table:number-columns-repeated="3"/>
          <table:table-cell table:style-name="ce1" table:number-columns-repeated="2"/>
          <table:table-cell table:style-name="ce1" office:value-type="string">
            <text:p>财务报表（最近 三年）</text:p>
          </table:table-cell>
        </table:table-row>
        <table:table-row table:style-name="ro1">
          <table:table-cell table:number-columns-repeated="3"/>
          <table:table-cell table:style-name="ce1" office:value-type="string">
            <text:p>2.计算相关财务指标.</text:p>
          </table:table-cell>
          <table:table-cell table:style-name="ce1" office:value-type="string">
            <text:p>1. 财务指标计算（根据三年会计报表）</text:p>
          </table:table-cell>
          <table:table-cell table:style-name="ce1"/>
        </table:table-row>
        <table:table-row table:style-name="ro1">
          <table:table-cell table:number-columns-repeated="3"/>
          <table:table-cell table:style-name="ce1"/>
          <table:table-cell table:style-name="ce1" office:value-type="string">
            <text:p>2.综合指标分析</text:p>
          </table:table-cell>
          <table:table-cell table:style-name="ce1" office:value-type="string">
            <text:p>杜邦</text:p>
          </table:table-cell>
        </table:table-row>
        <table:table-row table:style-name="ro1">
          <table:table-cell table:number-columns-repeated="3"/>
          <table:table-cell table:style-name="ce1" table:number-columns-repeated="2"/>
          <table:table-cell table:style-name="ce1" office:value-type="string">
            <text:p>沃尔.</text:p>
          </table:table-cell>
        </table:table-row>
        <table:table-row table:style-name="ro1">
          <table:table-cell table:number-columns-repeated="3"/>
          <table:table-cell table:style-name="ce1" office:value-type="string">
            <text:p>3. 资信评估（AAA。。)</text:p>
          </table:table-cell>
          <table:table-cell table:style-name="ce1" table:number-columns-repeated="2"/>
        </table:table-row>
        <table:table-row table:style-name="ro1">
          <table:table-cell table:number-columns-repeated="3"/>
          <table:table-cell table:style-name="ce1" office:value-type="string">
            <text:p>4. 模型</text:p>
          </table:table-cell>
          <table:table-cell table:style-name="ce2" office:value-type="string">
            <text:p><text:a xlink:href="http://192.168.1.8/wiki/index.php?title=融资租赁决策模型&amp;action=edit&amp;redlink=1">融资租赁决策模型</text:a></text:p>
          </table:table-cell>
          <table:table-cell table:style-name="ce1"/>
        </table:table-row>
        <table:table-row table:style-name="ro1">
          <table:table-cell table:number-columns-repeated="3"/>
          <table:table-cell table:style-name="ce1"/>
          <table:table-cell table:style-name="ce2" office:value-type="string">
            <text:p><text:a xlink:href="http://192.168.1.8/wiki/index.php?title=融资预测模型&amp;action=edit&amp;redlink=1">融资预测模型</text:a></text:p>
          </table:table-cell>
          <table:table-cell table:style-name="ce1"/>
        </table:table-row>
        <table:table-row table:style-name="ro1">
          <table:table-cell table:number-columns-repeated="3"/>
          <table:table-cell table:style-name="ce1"/>
          <table:table-cell table:style-name="ce2" office:value-type="string">
            <text:p><text:a xlink:href="http://192.168.1.8/wiki/index.php?title=财务预测平衡分析模型&amp;action=edit&amp;redlink=1">财务预测平衡分析模型</text:a></text:p>
          </table:table-cell>
          <table:table-cell table:style-name="ce1"/>
        </table:table-row>
        <table:table-row table:style-name="ro1">
          <table:table-cell table:number-columns-repeated="3"/>
          <table:table-cell table:style-name="ce1" office:value-type="string">
            <text:p>5.融资优化方案</text:p>
          </table:table-cell>
          <table:table-cell table:style-name="ce1" table:number-columns-repeated="2"/>
        </table:table-row>
        <table:table-row table:style-name="ro2" table:number-rows-repeated="2">
          <table:table-cell table:number-columns-repeated="6"/>
        </table:table-row>
        <table:table-row table:style-name="ro2">
          <table:table-cell table:number-columns-repeated="2"/>
          <table:table-cell office:value-type="float" office:value="9.5">
            <text:p>9.5</text:p>
          </table:table-cell>
          <table:table-cell table:number-columns-repeated="3"/>
        </table:table-row>
        <table:table-row table:style-name="ro2" table:number-rows-repeated="1048561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Sheet4" table:style-name="ta1">
        <table:table-column table:style-name="co1" table:default-cell-style-name="ce4"/>
        <table:table-column table:style-name="co14" table:default-cell-style-name="ce4"/>
        <table:table-column table:style-name="co12" table:default-cell-style-name="ce4"/>
        <table:table-column table:style-name="co17" table:default-cell-style-name="ce4"/>
        <table:table-column table:style-name="co18" table:default-cell-style-name="ce4"/>
        <table:table-column table:style-name="co1" table:number-columns-repeated="1019" table:default-cell-style-name="ce4"/>
        <table:table-row table:style-name="ro12" table:number-rows-repeated="2">
          <table:table-cell table:number-columns-repeated="2"/>
          <table:table-cell table:style-name="Default"/>
          <table:table-cell table:number-columns-repeated="1021"/>
        </table:table-row>
        <table:table-row table:style-name="ro12">
          <table:table-cell office:value-type="string">
            <text:p>企业融资报表分析系统（修改版）</text:p>
          </table:table-cell>
          <table:table-cell table:number-columns-repeated="1023"/>
        </table:table-row>
        <table:table-row table:style-name="ro12">
          <table:table-cell/>
          <table:table-cell office:value-type="string">
            <text:p>比较损益表中的结果为“关注”，请问在什么样的波动幅度下需要关注？</text:p>
          </table:table-cell>
          <table:table-cell table:style-name="Default" table:number-columns-repeated="4"/>
          <table:table-cell table:number-columns-repeated="1018"/>
        </table:table-row>
        <table:table-row table:style-name="ro12">
          <table:table-cell/>
          <table:table-cell office:value-type="string">
            <text:p>三份 的中的排序，是否可以改变原来的基“项目名称”的显示顺序？</text:p>
          </table:table-cell>
          <table:table-cell table:style-name="Default" table:number-columns-repeated="4"/>
          <table:table-cell table:number-columns-repeated="1018"/>
        </table:table-row>
        <table:table-row table:style-name="ro13">
          <table:table-cell/>
          <table:table-cell office:value-type="string">
            <text:p>《财务比率表》与另一份文档中的分析内容有差异，如《长期资本报酬率》。现金流量分析.</text:p>
          </table:table-cell>
          <table:table-cell table:style-name="Default" table:number-columns-repeated="4"/>
          <table:table-cell table:number-columns-repeated="1018"/>
        </table:table-row>
        <table:table-row table:style-name="ro12">
          <table:table-cell/>
          <table:table-cell table:style-name="Default" office:value-type="string">
            <text:p>《杜邦分析表》中所标注的恶化...等结果性指标的计算方法是什么？一共有几种类型的结果？</text:p>
          </table:table-cell>
          <table:table-cell table:style-name="Default" table:number-columns-repeated="4"/>
          <table:table-cell table:number-columns-repeated="1018"/>
        </table:table-row>
        <table:table-row table:style-name="ro12">
          <table:table-cell/>
          <table:table-cell office:value-type="string">
            <text:p>杜邦分析过程中是否也要包括《财务预警分析》</text:p>
          </table:table-cell>
          <table:table-cell table:number-columns-repeated="1022"/>
        </table:table-row>
        <table:table-row table:style-name="ro12">
          <table:table-cell/>
          <table:table-cell office:value-type="string">
            <text:p>财务预警分析中的「现金流量」</text:p>
          </table:table-cell>
          <table:table-cell table:number-columns-repeated="1022"/>
        </table:table-row>
        <table:table-row table:style-name="ro12">
          <table:table-cell/>
          <table:table-cell office:value-type="string">
            <text:p>共同比资产负债表？</text:p>
          </table:table-cell>
          <table:table-cell table:number-columns-repeated="1022"/>
        </table:table-row>
        <table:table-row table:style-name="ro12">
          <table:table-cell office:value-type="string">
            <text:p>企业评级标准</text:p>
          </table:table-cell>
          <table:table-cell table:number-columns-repeated="1023"/>
        </table:table-row>
        <table:table-row table:style-name="ro13">
          <table:table-cell/>
          <table:table-cell office:value-type="string">
            <text:p>应收帐款周转率的计算方式在评估模型与财务指标中的定义不一致.</text:p>
          </table:table-cell>
          <table:table-cell table:number-columns-repeated="1022"/>
        </table:table-row>
        <table:table-row table:style-name="ro12">
          <table:table-cell/>
          <table:table-cell office:value-type="string">
            <text:p>评估模型中的财务因素的项目是否是从财务分析指标中取值？</text:p>
          </table:table-cell>
          <table:table-cell table:number-columns-repeated="1022"/>
        </table:table-row>
        <table:table-row table:style-name="ro12">
          <table:table-cell/>
          <table:table-cell office:value-type="string">
            <text:p>评估模型中的部分指标在《财务指标分析》中并未定义，如贷款总额。</text:p>
          </table:table-cell>
          <table:table-cell table:number-columns-repeated="1022"/>
        </table:table-row>
        <table:table-row table:style-name="ro12">
          <table:table-cell/>
          <table:table-cell office:value-type="string">
            <text:p>财务因素－规模指标－净资产：是否可以理解成所有者权益（时点指标）</text:p>
          </table:table-cell>
          <table:table-cell table:number-columns-repeated="1022"/>
        </table:table-row>
        <table:table-row table:style-name="ro13">
          <table:table-cell office:value-type="string">
            <text:p>估值与财务模型+中金公司+2008.03.pdf</text:p>
          </table:table-cell>
          <table:table-cell table:number-columns-repeated="1023"/>
        </table:table-row>
        <table:table-row table:style-name="ro12">
          <table:table-cell table:number-columns-repeated="1024"/>
        </table:table-row>
        <table:table-row table:style-name="ro13">
          <table:table-cell office:value-type="string">
            <text:p>融资分析模型.xls</text:p>
          </table:table-cell>
          <table:table-cell table:number-columns-repeated="1023"/>
        </table:table-row>
        <table:table-row table:style-name="ro13">
          <table:table-cell office:value-type="string">
            <text:p>融资租赁决策.xls</text:p>
          </table:table-cell>
          <table:table-cell table:number-columns-repeated="1023"/>
        </table:table-row>
        <table:table-row table:style-name="ro12">
          <table:table-cell office:value-type="string">
            <text:p>融资预测模型</text:p>
          </table:table-cell>
          <table:table-cell table:number-columns-repeated="1023"/>
        </table:table-row>
        <table:table-row table:style-name="ro13">
          <table:table-cell office:value-type="string">
            <text:p>财务指标分析(杜邦财务分析体系和沃尔比重评分法).xls</text:p>
          </table:table-cell>
          <table:table-cell table:number-columns-repeated="1023"/>
        </table:table-row>
        <table:table-row table:style-name="ro12" table:number-rows-repeated="1048554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Sheet5" table:style-name="ta1">
        <table:table-column table:style-name="co1" table:default-cell-style-name="ce5"/>
        <table:table-column table:style-name="co15" table:default-cell-style-name="ce5"/>
        <table:table-column table:style-name="co12" table:default-cell-style-name="ce5"/>
        <table:table-column table:style-name="co16" table:number-columns-repeated="2" table:default-cell-style-name="ce5"/>
        <table:table-column table:style-name="co1" table:number-columns-repeated="1019" table:default-cell-style-name="ce5"/>
        <table:table-row table:style-name="ro5">
          <table:table-cell table:number-columns-repeated="1024"/>
        </table:table-row>
        <table:table-row table:style-name="ro6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9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5" table:number-rows-repeated="1048568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04T14:44:14</meta:creation-date>
    <meta:editing-duration>PT9M6S</meta:editing-duration>
    <meta:editing-cycles>6</meta:editing-cycles>
    <meta:generator>LibreOffice/3.5$Linux_X86_64 LibreOffice_project/350m1$Build-2</meta:generator>
    <meta:initial-creator>Tony Ju</meta:initial-creator>
    <dc:date>2012-09-06T15:21:51</dc:date>
    <dc:creator>Tony Ju</dc:creator>
    <meta:document-statistic meta:table-count="5" meta:cell-count="513" meta:object-count="0"/>
  </office:meta>
</office:document-meta>
</file>